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5" manifest:media-type=""/>
  <manifest:file-entry manifest:full-path="ObjectReplacements/Object 4" manifest:media-type=""/>
  <manifest:file-entry manifest:full-path="styles.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18991" officeooo:paragraph-rsid="00118991" style:font-weight-asian="bold" style:font-weight-complex="bold"/>
    </style:style>
    <style:style style:name="P2" style:family="paragraph" style:parent-style-name="Standard">
      <style:text-properties fo:language="hr" fo:country="HR" fo:font-weight="normal" officeooo:rsid="00129d93" officeooo:paragraph-rsid="00129d93" style:font-size-asian="10.5pt" style:font-weight-asian="normal" style:font-weight-complex="normal"/>
    </style:style>
    <style:style style:name="P3" style:family="paragraph" style:parent-style-name="Standard">
      <style:text-properties fo:language="hr" fo:country="HR" fo:font-style="italic" fo:font-weight="bold" officeooo:rsid="00182826" officeooo:paragraph-rsid="00182826" style:font-size-asian="10.5pt" style:font-style-asian="italic" style:font-weight-asian="bold" style:font-style-complex="italic" style:font-weight-complex="bold"/>
    </style:style>
    <style:style style:name="P4" style:family="paragraph" style:parent-style-name="Standard">
      <style:text-properties fo:language="hr" fo:country="HR" fo:font-style="normal" fo:font-weight="normal" officeooo:rsid="00172138" officeooo:paragraph-rsid="00172138" style:font-size-asian="10.5pt" style:font-style-asian="normal" style:font-weight-asian="normal" style:font-style-complex="normal" style:font-weight-complex="normal"/>
    </style:style>
    <style:style style:name="P5" style:family="paragraph" style:parent-style-name="Standard">
      <style:text-properties fo:language="hr" fo:country="HR" fo:font-style="normal" fo:font-weight="normal" officeooo:rsid="00182826" officeooo:paragraph-rsid="00182826" style:font-size-asian="10.5pt" style:font-style-asian="normal" style:font-weight-asian="normal" style:font-style-complex="normal" style:font-weight-complex="normal"/>
    </style:style>
    <style:style style:name="P6" style:family="paragraph" style:parent-style-name="Standard">
      <style:text-properties fo:language="hr" fo:country="HR" fo:font-style="normal" fo:font-weight="normal" officeooo:rsid="001b8fdd" officeooo:paragraph-rsid="001b8fdd" style:font-size-asian="10.5pt" style:font-style-asian="normal" style:font-weight-asian="normal" style:font-style-complex="normal" style:font-weight-complex="normal"/>
    </style:style>
    <style:style style:name="P7" style:family="paragraph" style:parent-style-name="Standard">
      <style:text-properties fo:language="hr" fo:country="HR" fo:font-style="normal" fo:font-weight="normal" officeooo:rsid="001b8fdd" officeooo:paragraph-rsid="001bc289" style:font-size-asian="10.5pt" style:font-style-asian="normal" style:font-weight-asian="normal" style:font-style-complex="normal" style:font-weight-complex="normal"/>
    </style:style>
    <style:style style:name="P8" style:family="paragraph" style:parent-style-name="Standard">
      <style:text-properties fo:language="hr" fo:country="HR" fo:font-style="normal" fo:font-weight="normal" officeooo:rsid="001bc289" officeooo:paragraph-rsid="001bc289" style:font-size-asian="10.5pt" style:font-style-asian="normal" style:font-weight-asian="normal" style:font-style-complex="normal" style:font-weight-complex="normal"/>
    </style:style>
    <style:style style:name="P9" style:family="paragraph" style:parent-style-name="Standard">
      <style:text-properties fo:language="hr" fo:country="HR" fo:font-style="normal" fo:font-weight="normal" officeooo:rsid="001d5d58" officeooo:paragraph-rsid="002502fd" style:font-size-asian="10.5pt" style:font-style-asian="normal" style:font-weight-asian="normal" style:font-style-complex="normal" style:font-weight-complex="normal"/>
    </style:style>
    <style:style style:name="P10" style:family="paragraph" style:parent-style-name="Standard">
      <style:text-properties fo:font-style="italic" fo:font-weight="bold" officeooo:rsid="00182826" officeooo:paragraph-rsid="00182826" style:font-style-asian="italic" style:font-weight-asian="bold" style:font-style-complex="italic" style:font-weight-complex="bold"/>
    </style:style>
    <style:style style:name="P11" style:family="paragraph" style:parent-style-name="Standard">
      <style:text-properties fo:font-size="15pt" fo:font-weight="bold" officeooo:rsid="00118991" officeooo:paragraph-rsid="00118991" style:font-size-asian="15pt" style:font-weight-asian="bold" style:font-size-complex="15pt" style:font-weight-complex="bold"/>
    </style:style>
    <style:style style:name="P12" style:family="paragraph" style:parent-style-name="Standard">
      <style:text-properties fo:font-size="18pt" fo:language="hr" fo:country="HR" fo:font-style="italic" fo:font-weight="normal" officeooo:rsid="001f8ce3" officeooo:paragraph-rsid="001f8ce3" style:font-size-asian="18pt" style:font-style-asian="italic" style:font-weight-asian="normal" style:font-size-complex="18pt" style:font-style-complex="italic" style:font-weight-complex="normal"/>
    </style:style>
    <style:style style:name="P13" style:family="paragraph" style:parent-style-name="Standard">
      <style:text-properties fo:font-size="12pt" fo:language="hr" fo:country="HR" fo:font-style="normal" fo:font-weight="normal" officeooo:rsid="001f8ce3" officeooo:paragraph-rsid="001f8ce3"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language="hr" fo:country="HR" fo:font-style="normal" fo:font-weight="normal" officeooo:rsid="00214ebd" officeooo:paragraph-rsid="00214ebd"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language="hr" fo:country="HR" fo:font-style="normal" fo:font-weight="normal" officeooo:rsid="00230b99" officeooo:paragraph-rsid="00230b99"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language="hr" fo:country="HR" fo:font-style="normal" fo:font-weight="normal" officeooo:rsid="002502fd" officeooo:paragraph-rsid="002502fd"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language="hr" fo:country="HR" fo:font-style="normal" fo:font-weight="normal" officeooo:rsid="002b3e9b" officeooo:paragraph-rsid="002b3e9b" style:font-size-asian="10.5pt" style:font-style-asian="normal" style:font-weight-asian="normal" style:font-size-complex="12pt" style:font-style-complex="normal" style:font-weight-complex="normal"/>
    </style:style>
    <style:style style:name="P18" style:family="paragraph" style:parent-style-name="Standard">
      <style:text-properties style:font-name="TlwgTypewriter" fo:language="hr" fo:country="HR" fo:font-style="normal" fo:font-weight="normal" officeooo:rsid="001b8fdd" officeooo:paragraph-rsid="001b8fdd" style:font-size-asian="10.5pt" style:font-style-asian="normal" style:font-weight-asian="normal" style:font-style-complex="normal" style:font-weight-complex="normal"/>
    </style:style>
    <style:style style:name="P19" style:family="paragraph" style:parent-style-name="Standard">
      <style:text-properties style:font-name="TlwgTypewriter" fo:font-size="12pt" fo:language="hr" fo:country="HR" fo:font-style="normal" fo:font-weight="normal" officeooo:rsid="002b3e9b" officeooo:paragraph-rsid="002b3e9b" style:font-size-asian="10.5pt" style:font-style-asian="normal" style:font-weight-asian="normal" style:font-size-complex="12pt" style:font-style-complex="normal" style:font-weight-complex="normal"/>
    </style:style>
    <style:style style:name="P20" style:family="paragraph" style:parent-style-name="Standard">
      <style:text-properties style:font-name="Liberation Serif" fo:font-size="12pt" fo:language="hr" fo:country="HR" fo:font-style="italic" fo:font-weight="bold" officeooo:rsid="002b3e9b" officeooo:paragraph-rsid="002b3e9b" style:font-size-asian="10.5pt" style:font-style-asian="italic" style:font-weight-asian="bold" style:font-size-complex="12pt" style:font-style-complex="italic" style:font-weight-complex="bold"/>
    </style:style>
    <style:style style:name="P21" style:family="paragraph" style:parent-style-name="Standard">
      <style:text-properties style:font-name="Liberation Serif" fo:font-size="12pt" fo:language="hr" fo:country="HR" fo:font-style="italic" fo:font-weight="bold" officeooo:rsid="001bc289" officeooo:paragraph-rsid="002b3e9b" style:font-size-asian="10.5pt" style:font-style-asian="italic" style:font-weight-asian="bold" style:font-size-complex="12pt" style:font-style-complex="italic" style:font-weight-complex="bold"/>
    </style:style>
    <style:style style:name="P22" style:family="paragraph" style:parent-style-name="Standard">
      <style:text-properties style:font-name="Liberation Serif" fo:font-size="12pt" fo:language="hr" fo:country="HR" fo:font-style="italic" fo:font-weight="bold" officeooo:rsid="002502fd" officeooo:paragraph-rsid="002cbae7" style:font-size-asian="10.5pt" style:font-style-asian="italic" style:font-weight-asian="bold" style:font-size-complex="12pt" style:font-style-complex="italic" style:font-weight-complex="bold"/>
    </style:style>
    <style:style style:name="P23" style:family="paragraph" style:parent-style-name="Standard">
      <style:text-properties style:font-name="Liberation Serif" fo:font-size="12pt" fo:language="hr" fo:country="HR" fo:font-style="italic" fo:font-weight="bold" officeooo:rsid="002502fd" officeooo:paragraph-rsid="002e3cb3" style:font-size-asian="10.5pt" style:font-style-asian="italic" style:font-weight-asian="bold" style:font-size-complex="12pt" style:font-style-complex="italic" style:font-weight-complex="bold"/>
    </style:style>
    <style:style style:name="P24" style:family="paragraph" style:parent-style-name="Standard">
      <style:text-properties style:font-name="Liberation Serif" fo:font-size="12pt" fo:language="hr" fo:country="HR" fo:font-style="italic" fo:font-weight="bold" officeooo:rsid="002502fd" officeooo:paragraph-rsid="0033429e" style:font-size-asian="10.5pt" style:font-style-asian="italic" style:font-weight-asian="bold" style:font-size-complex="12pt" style:font-style-complex="italic" style:font-weight-complex="bold"/>
    </style:style>
    <style:style style:name="P25" style:family="paragraph" style:parent-style-name="Standard">
      <style:text-properties style:font-name="Liberation Serif" fo:font-size="12pt" fo:language="hr" fo:country="HR" fo:font-style="italic" fo:font-weight="bold" officeooo:rsid="00346c4d" officeooo:paragraph-rsid="00346c4d" style:font-size-asian="10.5pt" style:font-style-asian="italic" style:font-weight-asian="bold" style:font-size-complex="12pt" style:font-style-complex="italic" style:font-weight-complex="bold"/>
    </style:style>
    <style:style style:name="P26" style:family="paragraph" style:parent-style-name="Standard">
      <style:text-properties style:font-name="Liberation Serif" fo:font-size="12pt" fo:language="hr" fo:country="HR" fo:font-style="normal" fo:font-weight="normal" officeooo:rsid="002b3e9b" officeooo:paragraph-rsid="002b3e9b" style:font-size-asian="10.5pt" style:font-style-asian="normal" style:font-weight-asian="normal" style:font-size-complex="12pt" style:font-style-complex="normal" style:font-weight-complex="normal"/>
    </style:style>
    <style:style style:name="P27" style:family="paragraph" style:parent-style-name="Standard">
      <style:text-properties style:font-name="Liberation Serif" fo:font-size="12pt" fo:language="hr" fo:country="HR" fo:font-style="normal" fo:font-weight="normal" officeooo:rsid="002cbae7" officeooo:paragraph-rsid="002cbae7" style:font-size-asian="10.5pt" style:font-style-asian="normal" style:font-weight-asian="normal" style:font-size-complex="12pt" style:font-style-complex="normal" style:font-weight-complex="normal"/>
    </style:style>
    <style:style style:name="P28" style:family="paragraph" style:parent-style-name="Standard">
      <style:text-properties style:font-name="Liberation Serif" fo:font-size="12pt" fo:language="hr" fo:country="HR" fo:font-style="normal" fo:font-weight="normal" officeooo:rsid="002cbae7" officeooo:paragraph-rsid="002e3cb3" style:font-size-asian="10.5pt" style:font-style-asian="normal" style:font-weight-asian="normal" style:font-size-complex="12pt" style:font-style-complex="normal" style:font-weight-complex="normal"/>
    </style:style>
    <style:style style:name="P29" style:family="paragraph" style:parent-style-name="Standard">
      <style:text-properties style:font-name="Liberation Serif" fo:font-size="12pt" fo:language="hr" fo:country="HR" fo:font-style="normal" fo:font-weight="normal" officeooo:rsid="002cbae7" officeooo:paragraph-rsid="0033429e" style:font-size-asian="10.5pt" style:font-style-asian="normal" style:font-weight-asian="normal" style:font-size-complex="12pt" style:font-style-complex="normal" style:font-weight-complex="normal"/>
    </style:style>
    <style:style style:name="P30" style:family="paragraph" style:parent-style-name="Standard">
      <style:text-properties style:font-name="Liberation Serif" fo:font-size="12pt" fo:language="hr" fo:country="HR" fo:font-style="normal" fo:font-weight="normal" officeooo:rsid="002e3cb3" officeooo:paragraph-rsid="002e3cb3" style:font-size-asian="10.5pt" style:font-style-asian="normal" style:font-weight-asian="normal" style:font-size-complex="12pt" style:font-style-complex="normal" style:font-weight-complex="normal"/>
    </style:style>
    <style:style style:name="P31" style:family="paragraph" style:parent-style-name="Standard">
      <style:text-properties style:font-name="Liberation Serif" fo:font-size="12pt" fo:language="hr" fo:country="HR" fo:font-style="normal" fo:font-weight="normal" officeooo:rsid="003021f3" officeooo:paragraph-rsid="003021f3" style:font-size-asian="10.5pt" style:font-style-asian="normal" style:font-weight-asian="normal" style:font-size-complex="12pt" style:font-style-complex="normal" style:font-weight-complex="normal"/>
    </style:style>
    <style:style style:name="P32" style:family="paragraph" style:parent-style-name="Standard">
      <style:text-properties style:font-name="Liberation Serif" fo:font-size="12pt" fo:language="hr" fo:country="HR" fo:font-style="normal" fo:font-weight="normal" officeooo:rsid="00322059" officeooo:paragraph-rsid="00322059" style:font-size-asian="10.5pt" style:font-style-asian="normal" style:font-weight-asian="normal" style:font-size-complex="12pt" style:font-style-complex="normal" style:font-weight-complex="normal"/>
    </style:style>
    <style:style style:name="P33" style:family="paragraph" style:parent-style-name="Standard">
      <style:text-properties style:font-name="Liberation Serif" fo:font-size="12pt" fo:language="hr" fo:country="HR" fo:font-style="normal" fo:font-weight="normal" officeooo:rsid="0033429e" officeooo:paragraph-rsid="0033429e" style:font-size-asian="10.5pt" style:font-style-asian="normal" style:font-weight-asian="normal" style:font-size-complex="12pt" style:font-style-complex="normal" style:font-weight-complex="normal"/>
    </style:style>
    <style:style style:name="P34" style:family="paragraph" style:parent-style-name="Standard">
      <style:text-properties style:font-name="Liberation Serif" fo:font-size="12pt" fo:language="hr" fo:country="HR" fo:font-style="normal" fo:font-weight="normal" officeooo:rsid="00346c4d" officeooo:paragraph-rsid="00346c4d" style:font-size-asian="10.5pt" style:font-style-asian="normal" style:font-weight-asian="normal" style:font-size-complex="12pt" style:font-style-complex="normal" style:font-weight-complex="normal"/>
    </style:style>
    <style:style style:name="P35" style:family="paragraph" style:parent-style-name="Standard">
      <style:text-properties style:font-name="Liberation Serif" fo:font-size="12pt" fo:language="hr" fo:country="HR" fo:font-style="normal" style:text-underline-style="none" fo:font-weight="normal" officeooo:rsid="002b3e9b" officeooo:paragraph-rsid="002b3e9b" style:font-size-asian="10.5pt" style:font-style-asian="normal" style:font-weight-asian="normal" style:font-size-complex="12pt" style:font-style-complex="normal" style:font-weight-complex="normal"/>
    </style:style>
    <style:style style:name="P36" style:family="paragraph" style:parent-style-name="Standard">
      <style:text-properties style:font-name="Liberation Serif" fo:font-size="12pt" fo:language="hr" fo:country="HR" fo:font-style="normal" style:text-underline-style="none" fo:font-weight="normal" officeooo:rsid="001bc289" officeooo:paragraph-rsid="002b3e9b" style:font-size-asian="10.5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1.9cm" fo:margin-right="0cm" fo:text-indent="0cm" style:auto-text-indent="false" fo:background-color="transparent"/>
      <style:text-properties officeooo:paragraph-rsid="0027a545"/>
    </style:style>
    <style:style style:name="P38" style:family="paragraph" style:parent-style-name="Standard">
      <style:text-properties fo:language="hr" fo:country="HR" fo:font-style="normal" fo:font-weight="normal" officeooo:rsid="001b8fdd" officeooo:paragraph-rsid="001b8fdd" style:font-size-asian="10.5pt" style:font-style-asian="normal" style:font-weight-asian="normal" style:font-style-complex="normal" style:font-weight-complex="normal"/>
    </style:style>
    <style:style style:name="P39" style:family="paragraph" style:parent-style-name="Standard">
      <style:text-properties style:text-position="0% 100%" fo:font-size="12pt" fo:language="hr" fo:country="HR" fo:font-style="italic" fo:font-weight="normal" officeooo:rsid="001f8ce3" officeooo:paragraph-rsid="001f8ce3" style:font-size-asian="10.5pt" style:font-style-asian="italic" style:font-weight-asian="normal" style:font-size-complex="12pt" style:font-style-complex="italic" style:font-weight-complex="normal"/>
    </style:style>
    <style:style style:name="P40" style:family="paragraph" style:parent-style-name="Standard">
      <style:text-properties style:text-position="0% 100%" fo:font-size="12pt" fo:language="hr" fo:country="HR" fo:font-style="italic" fo:font-weight="bold" officeooo:rsid="0026cc49" officeooo:paragraph-rsid="0026cc49" style:font-size-asian="10.5pt" style:font-style-asian="italic" style:font-weight-asian="bold" style:font-size-complex="12pt" style:font-style-complex="italic" style:font-weight-complex="bold"/>
    </style:style>
    <style:style style:name="P41" style:family="paragraph" style:parent-style-name="Standard">
      <style:text-properties style:text-position="0% 100%" fo:font-size="12pt" fo:language="hr" fo:country="HR" fo:font-style="italic" fo:font-weight="bold" officeooo:rsid="0027959c" officeooo:paragraph-rsid="0027959c" style:font-size-asian="10.5pt" style:font-style-asian="italic" style:font-weight-asian="bold" style:font-size-complex="12pt" style:font-style-complex="italic" style:font-weight-complex="bold"/>
    </style:style>
    <style:style style:name="P42" style:family="paragraph" style:parent-style-name="Standard">
      <style:text-properties style:text-position="0% 100%" fo:font-size="12pt" fo:language="hr" fo:country="HR" fo:font-style="normal" fo:font-weight="normal" officeooo:rsid="00230b99" officeooo:paragraph-rsid="00230b99" style:font-size-asian="10.5pt" style:font-style-asian="normal" style:font-weight-asian="normal" style:font-size-complex="12pt" style:font-style-complex="normal" style:font-weight-complex="normal"/>
    </style:style>
    <style:style style:name="P43" style:family="paragraph" style:parent-style-name="Standard">
      <style:text-properties style:text-position="0% 100%" fo:font-size="12pt" fo:language="hr" fo:country="HR" fo:font-style="normal" fo:font-weight="normal" officeooo:rsid="002502fd" officeooo:paragraph-rsid="00214ebd" style:font-size-asian="10.5pt" style:font-style-asian="normal" style:font-weight-asian="normal" style:font-size-complex="12pt" style:font-style-complex="normal" style:font-weight-complex="normal"/>
    </style:style>
    <style:style style:name="P44" style:family="paragraph" style:parent-style-name="Standard">
      <style:text-properties style:text-position="0% 100%" fo:font-size="12pt" fo:language="hr" fo:country="HR" fo:font-style="normal" fo:font-weight="normal" officeooo:rsid="0026cc49" officeooo:paragraph-rsid="002502fd" style:font-size-asian="10.5pt" style:font-style-asian="normal" style:font-weight-asian="normal" style:font-size-complex="12pt" style:font-style-complex="normal" style:font-weight-complex="normal"/>
    </style:style>
    <style:style style:name="P45" style:family="paragraph" style:parent-style-name="Standard">
      <style:text-properties style:text-position="0% 100%" fo:font-size="12pt" fo:language="hr" fo:country="HR" fo:font-style="normal" fo:font-weight="normal" officeooo:rsid="0026cc49" officeooo:paragraph-rsid="0026cc49" style:font-size-asian="10.5pt" style:font-style-asian="normal" style:font-weight-asian="normal" style:font-size-complex="12pt" style:font-style-complex="normal" style:font-weight-complex="normal"/>
    </style:style>
    <style:style style:name="P46" style:family="paragraph" style:parent-style-name="Standard">
      <style:text-properties style:text-position="0% 100%" fo:font-size="12pt" fo:language="hr" fo:country="HR" fo:font-style="normal" fo:font-weight="normal" officeooo:rsid="0027959c" officeooo:paragraph-rsid="0027959c" style:font-size-asian="10.5pt" style:font-style-asian="normal" style:font-weight-asian="normal" style:font-size-complex="12pt" style:font-style-complex="normal" style:font-weight-complex="normal"/>
    </style:style>
    <style:style style:name="P47" style:family="paragraph" style:parent-style-name="Standard">
      <style:text-properties style:text-position="0% 100%" fo:font-size="12pt" fo:language="hr" fo:country="HR" fo:font-style="normal" fo:font-weight="normal" officeooo:rsid="002b3e9b" officeooo:paragraph-rsid="002b3e9b" style:font-size-asian="10.5pt" style:font-style-asian="normal" style:font-weight-asian="normal" style:font-size-complex="12pt" style:font-style-complex="normal" style:font-weight-complex="normal"/>
    </style:style>
    <style:style style:name="P48" style:family="paragraph" style:parent-style-name="Standard" style:list-style-name="L1">
      <loext:graphic-properties draw:fill="none"/>
      <style:paragraph-properties fo:background-color="transparent"/>
      <style:text-properties style:text-position="0% 100%" fo:language="hr" fo:country="HR" officeooo:rsid="0027a545" officeooo:paragraph-rsid="0027a545"/>
    </style:style>
    <style:style style:name="P49" style:family="paragraph" style:parent-style-name="Standard">
      <style:text-properties style:text-position="0% 100%" style:font-name="Liberation Sans" fo:font-size="12pt" fo:language="hr" fo:country="HR" fo:font-style="normal" fo:font-weight="normal" officeooo:rsid="001bc289" officeooo:paragraph-rsid="002b3e9b" style:font-size-asian="10.5pt" style:font-style-asian="normal" style:font-weight-asian="normal" style:font-size-complex="12pt" style:font-style-complex="normal" style:font-weight-complex="normal"/>
    </style:style>
    <style:style style:name="P50" style:family="paragraph" style:parent-style-name="Standard">
      <style:text-properties style:text-position="0% 100%" style:font-name="Liberation Serif" fo:font-size="12pt" fo:language="hr" fo:country="HR" fo:font-style="italic" fo:font-weight="bold" officeooo:rsid="002b3e9b" officeooo:paragraph-rsid="002b3e9b" style:font-size-asian="10.5pt" style:font-style-asian="italic" style:font-weight-asian="bold" style:font-size-complex="12pt" style:font-style-complex="italic" style:font-weight-complex="bold"/>
    </style:style>
    <style:style style:name="P51" style:family="paragraph" style:parent-style-name="Standard">
      <style:text-properties style:text-position="0% 100%" style:font-name="Liberation Serif" fo:font-size="12pt" fo:language="hr" fo:country="HR" fo:font-style="italic" fo:font-weight="bold" officeooo:rsid="002502fd" officeooo:paragraph-rsid="002e3cb3" style:font-size-asian="10.5pt" style:font-style-asian="italic" style:font-weight-asian="bold" style:font-size-complex="12pt" style:font-style-complex="italic" style:font-weight-complex="bold"/>
    </style:style>
    <style:style style:name="P52" style:family="paragraph" style:parent-style-name="Standard">
      <style:text-properties style:text-position="0% 100%" style:font-name="Liberation Serif" fo:font-size="12pt" fo:language="hr" fo:country="HR" fo:font-style="italic" fo:font-weight="bold" officeooo:rsid="002502fd" officeooo:paragraph-rsid="002cbae7" style:font-size-asian="10.5pt" style:font-style-asian="italic" style:font-weight-asian="bold" style:font-size-complex="12pt" style:font-style-complex="italic" style:font-weight-complex="bold"/>
    </style:style>
    <style:style style:name="P53" style:family="paragraph" style:parent-style-name="Standard">
      <style:text-properties style:text-position="0% 100%" style:font-name="Liberation Serif" fo:font-size="12pt" fo:language="hr" fo:country="HR" fo:font-style="italic" fo:font-weight="bold" officeooo:rsid="00346c4d" officeooo:paragraph-rsid="00346c4d" style:font-size-asian="10.5pt" style:font-style-asian="italic" style:font-weight-asian="bold" style:font-size-complex="12pt" style:font-style-complex="italic" style:font-weight-complex="bold"/>
    </style:style>
    <style:style style:name="P54" style:family="paragraph" style:parent-style-name="Standard">
      <style:text-properties style:text-position="0% 100%" style:font-name="Liberation Serif" fo:font-size="12pt" fo:language="hr" fo:country="HR" fo:font-style="italic" fo:font-weight="bold" officeooo:rsid="003559b1" officeooo:paragraph-rsid="002b3e9b" style:font-size-asian="10.5pt" style:font-style-asian="italic" style:font-weight-asian="bold" style:font-size-complex="12pt" style:font-style-complex="italic" style:font-weight-complex="bold"/>
    </style:style>
    <style:style style:name="P55" style:family="paragraph" style:parent-style-name="Standard">
      <style:text-properties style:text-position="0% 100%" style:font-name="Liberation Serif" fo:font-size="12pt" fo:language="hr" fo:country="HR" fo:font-style="normal" fo:font-weight="normal" officeooo:rsid="002b3e9b" officeooo:paragraph-rsid="002b3e9b" style:font-size-asian="10.5pt" style:font-style-asian="normal" style:font-weight-asian="normal" style:font-size-complex="12pt" style:font-style-complex="normal" style:font-weight-complex="normal"/>
    </style:style>
    <style:style style:name="P56" style:family="paragraph" style:parent-style-name="Standard">
      <style:text-properties style:text-position="0% 100%" style:font-name="Liberation Serif" fo:font-size="12pt" fo:language="hr" fo:country="HR" fo:font-style="normal" fo:font-weight="normal" officeooo:rsid="002cbae7" officeooo:paragraph-rsid="002b3e9b" style:font-size-asian="10.5pt" style:font-style-asian="normal" style:font-weight-asian="normal" style:font-size-complex="12pt" style:font-style-complex="normal" style:font-weight-complex="normal"/>
    </style:style>
    <style:style style:name="P57" style:family="paragraph" style:parent-style-name="Standard">
      <style:text-properties style:text-position="0% 100%" style:font-name="Liberation Serif" fo:font-size="12pt" fo:language="hr" fo:country="HR" fo:font-style="normal" fo:font-weight="normal" officeooo:rsid="002cbae7" officeooo:paragraph-rsid="002cbae7" style:font-size-asian="10.5pt" style:font-style-asian="normal" style:font-weight-asian="normal" style:font-size-complex="12pt" style:font-style-complex="normal" style:font-weight-complex="normal"/>
    </style:style>
    <style:style style:name="P58" style:family="paragraph" style:parent-style-name="Standard">
      <style:text-properties style:text-position="0% 100%" style:font-name="Liberation Serif" fo:font-size="12pt" fo:language="hr" fo:country="HR" fo:font-style="normal" fo:font-weight="normal" officeooo:rsid="001d5d58" officeooo:paragraph-rsid="002b3e9b" style:font-size-asian="10.5pt" style:font-style-asian="normal" style:font-weight-asian="normal" style:font-size-complex="12pt" style:font-style-complex="normal" style:font-weight-complex="normal"/>
    </style:style>
    <style:style style:name="P59" style:family="paragraph" style:parent-style-name="Standard">
      <style:text-properties style:text-position="0% 100%" style:font-name="Liberation Serif" fo:font-size="12pt" fo:language="hr" fo:country="HR" fo:font-style="normal" fo:font-weight="normal" officeooo:rsid="003021f3" officeooo:paragraph-rsid="002e3cb3" style:font-size-asian="10.5pt" style:font-style-asian="normal" style:font-weight-asian="normal" style:font-size-complex="12pt" style:font-style-complex="normal" style:font-weight-complex="normal"/>
    </style:style>
    <style:style style:name="P60" style:family="paragraph" style:parent-style-name="Standard">
      <style:text-properties style:text-position="0% 100%" style:font-name="Liberation Serif" fo:font-size="12pt" fo:language="hr" fo:country="HR" fo:font-style="normal" fo:font-weight="normal" officeooo:rsid="003021f3" officeooo:paragraph-rsid="0033429e" style:font-size-asian="10.5pt" style:font-style-asian="normal" style:font-weight-asian="normal" style:font-size-complex="12pt" style:font-style-complex="normal" style:font-weight-complex="normal"/>
    </style:style>
    <style:style style:name="P61" style:family="paragraph" style:parent-style-name="Standard">
      <style:text-properties style:text-position="0% 100%" style:font-name="Liberation Serif" fo:font-size="12pt" fo:language="hr" fo:country="HR" fo:font-style="normal" fo:font-weight="normal" officeooo:rsid="00322059" officeooo:paragraph-rsid="00322059" style:font-size-asian="10.5pt" style:font-style-asian="normal" style:font-weight-asian="normal" style:font-size-complex="12pt" style:font-style-complex="normal" style:font-weight-complex="normal"/>
    </style:style>
    <style:style style:name="P62" style:family="paragraph" style:parent-style-name="Standard">
      <style:text-properties style:text-position="0% 100%" style:font-name="Liberation Serif" fo:font-size="12pt" fo:language="hr" fo:country="HR" fo:font-style="normal" fo:font-weight="normal" officeooo:rsid="003559b1" officeooo:paragraph-rsid="00346c4d" style:font-size-asian="10.5pt" style:font-style-asian="normal" style:font-weight-asian="normal" style:font-size-complex="12pt" style:font-style-complex="normal" style:font-weight-complex="normal"/>
    </style:style>
    <style:style style:name="P63" style:family="paragraph" style:parent-style-name="Standard">
      <style:text-properties style:text-position="0% 100%" style:font-name="Liberation Serif" fo:font-size="12pt" fo:language="hr" fo:country="HR" fo:font-style="normal" fo:font-weight="normal" officeooo:rsid="003559b1" officeooo:paragraph-rsid="003559b1" style:font-size-asian="10.5pt" style:font-style-asian="normal" style:font-weight-asian="normal" style:font-size-complex="12pt" style:font-style-complex="normal" style:font-weight-complex="normal"/>
    </style:style>
    <style:style style:name="P64" style:family="paragraph" style:parent-style-name="Standard">
      <style:text-properties style:text-position="0% 100%" style:font-name="Liberation Serif" fo:font-size="12pt" fo:language="hr" fo:country="HR" fo:font-style="normal" style:text-underline-style="solid" style:text-underline-width="auto" style:text-underline-color="font-color" fo:font-weight="bold" officeooo:rsid="001d5d58" officeooo:paragraph-rsid="002b3e9b" style:font-size-asian="10.5pt" style:font-style-asian="normal" style:font-weight-asian="bold" style:font-size-complex="12pt" style:font-style-complex="normal" style:font-weight-complex="bold"/>
    </style:style>
    <style:style style:name="P65" style:family="paragraph" style:parent-style-name="Standard">
      <style:text-properties style:text-position="0% 100%" style:font-name="TlwgTypewriter" fo:font-size="12pt" fo:language="hr" fo:country="HR" fo:font-style="normal" fo:font-weight="normal" officeooo:rsid="003559b1" officeooo:paragraph-rsid="002b3e9b" style:font-size-asian="10.5pt" style:font-style-asian="normal" style:font-weight-asian="normal" style:font-size-complex="12pt" style:font-style-complex="normal" style:font-weight-complex="normal"/>
    </style:style>
    <style:style style:name="P66" style:family="paragraph" style:parent-style-name="Standard" style:list-style-name="L1">
      <loext:graphic-properties draw:fill="none"/>
      <style:paragraph-properties fo:background-color="transparent"/>
      <style:text-properties officeooo:paragraph-rsid="002b3e9b"/>
    </style:style>
    <style:style style:name="P67" style:family="paragraph" style:parent-style-name="Standard" style:list-style-name="L1">
      <loext:graphic-properties draw:fill="none"/>
      <style:paragraph-properties fo:background-color="transparent"/>
      <style:text-properties officeooo:rsid="0027a545" officeooo:paragraph-rsid="0027a545"/>
    </style:style>
    <style:style style:name="P68" style:family="paragraph" style:parent-style-name="Standard" style:master-page-name="">
      <loext:graphic-properties draw:fill="none"/>
      <style:paragraph-properties fo:margin-left="1.9cm" fo:margin-right="0cm" fo:text-indent="0cm" style:auto-text-indent="false" style:page-number="auto" fo:background-color="transparent"/>
      <style:text-properties style:text-position="0% 100%" fo:font-size="12pt" fo:language="hr" fo:country="HR" fo:font-style="italic" fo:font-weight="bold" officeooo:rsid="0027959c" officeooo:paragraph-rsid="0027959c" style:font-size-asian="10.5pt" style:font-style-asian="italic" style:font-weight-asian="bold" style:font-size-complex="12pt" style:font-style-complex="italic" style:font-weight-complex="bold"/>
    </style:style>
    <style:style style:name="P69" style:family="paragraph" style:parent-style-name="Standard" style:list-style-name="L1" style:master-page-name="">
      <loext:graphic-properties draw:fill="none"/>
      <style:paragraph-properties fo:margin-left="1.9cm" fo:margin-right="0cm" fo:text-indent="0cm" style:auto-text-indent="false" style:page-number="auto" fo:background-color="transparent"/>
      <style:text-properties officeooo:paragraph-rsid="00284de4"/>
    </style:style>
    <style:style style:name="P70" style:family="paragraph" style:parent-style-name="Standard">
      <loext:graphic-properties draw:fill="none"/>
      <style:paragraph-properties fo:margin-left="1.9cm" fo:margin-right="0cm" fo:text-indent="0cm" style:auto-text-indent="false" fo:background-color="transparent"/>
      <style:text-properties style:text-position="0% 100%" fo:font-size="12pt" fo:language="hr" fo:country="HR" fo:font-style="italic" fo:font-weight="bold" officeooo:rsid="0027959c" officeooo:paragraph-rsid="0027959c" style:font-size-asian="10.5pt" style:font-style-asian="italic" style:font-weight-asian="bold" style:font-size-complex="12pt" style:font-style-complex="italic" style:font-weight-complex="bold"/>
    </style:style>
    <style:style style:name="P71" style:family="paragraph" style:parent-style-name="Standard" style:list-style-name="L1">
      <loext:graphic-properties draw:fill="none"/>
      <style:paragraph-properties fo:margin-left="1.9cm" fo:margin-right="0cm" fo:text-indent="0cm" style:auto-text-indent="false" fo:background-color="transparent"/>
      <style:text-properties style:text-position="0% 100%" fo:language="hr" fo:country="HR" officeooo:rsid="002a0f3d" officeooo:paragraph-rsid="002a0f3d"/>
    </style:style>
    <style:style style:name="P72" style:family="paragraph" style:parent-style-name="Standard" style:list-style-name="L1">
      <loext:graphic-properties draw:fill="none"/>
      <style:paragraph-properties fo:margin-left="1.9cm" fo:margin-right="0cm" fo:text-indent="0cm" style:auto-text-indent="false" fo:background-color="transparent"/>
      <style:text-properties style:text-position="0% 100%" fo:language="hr" fo:country="HR" officeooo:rsid="002b3e9b" officeooo:paragraph-rsid="002b3e9b"/>
    </style:style>
    <style:style style:name="P73" style:family="paragraph" style:parent-style-name="Standard" style:list-style-name="L1">
      <loext:graphic-properties draw:fill="none"/>
      <style:paragraph-properties fo:margin-left="1.9cm" fo:margin-right="0cm" fo:text-indent="0cm" style:auto-text-indent="false" fo:background-color="transparent"/>
      <style:text-properties officeooo:paragraph-rsid="002a0f3d"/>
    </style:style>
    <style:style style:name="P74" style:family="paragraph" style:parent-style-name="Standard" style:list-style-name="L1">
      <loext:graphic-properties draw:fill="none"/>
      <style:paragraph-properties fo:margin-left="1.9cm" fo:margin-right="0cm" fo:text-indent="0cm" style:auto-text-indent="false" fo:background-color="transparent"/>
      <style:text-properties officeooo:paragraph-rsid="002b3e9b"/>
    </style:style>
    <style:style style:name="P75" style:family="paragraph" style:parent-style-name="Standard" style:list-style-name="L1" style:master-page-name="">
      <loext:graphic-properties draw:fill="none"/>
      <style:paragraph-properties fo:margin-left="3.2cm" fo:margin-right="0cm" fo:text-indent="-0.6cm" style:auto-text-indent="false" style:page-number="auto" fo:background-color="transparent"/>
      <style:text-properties officeooo:paragraph-rsid="00284de4"/>
    </style:style>
    <style:style style:name="P76" style:family="paragraph" style:parent-style-name="Standard" style:list-style-name="L1">
      <loext:graphic-properties draw:fill="none"/>
      <style:paragraph-properties fo:margin-left="3.2cm" fo:margin-right="0cm" fo:text-indent="-0.6cm" style:auto-text-indent="false" fo:background-color="transparent"/>
      <style:text-properties style:text-position="0% 100%" officeooo:rsid="0027a545" officeooo:paragraph-rsid="00284de4"/>
    </style:style>
    <style:style style:name="T1" style:family="text">
      <style:text-properties fo:font-style="italic" style:font-style-asian="italic" style:font-style-complex="italic"/>
    </style:style>
    <style:style style:name="T2" style:family="text">
      <style:text-properties fo:font-style="italic" officeooo:rsid="0015622f" style:font-style-asian="italic" style:font-style-complex="italic"/>
    </style:style>
    <style:style style:name="T3" style:family="text">
      <style:text-properties fo:font-style="italic" officeooo:rsid="00172138" style:font-style-asian="italic" style:font-style-complex="italic"/>
    </style:style>
    <style:style style:name="T4" style:family="text">
      <style:text-properties fo:font-style="italic" officeooo:rsid="001d5d58" style:font-style-asian="italic" style:font-style-complex="italic"/>
    </style:style>
    <style:style style:name="T5" style:family="text">
      <style:text-properties fo:font-style="italic" officeooo:rsid="001b7899" style:font-style-asian="italic" style:font-style-complex="italic"/>
    </style:style>
    <style:style style:name="T6" style:family="text">
      <style:text-properties fo:font-style="normal" officeooo:rsid="0015622f" style:font-style-asian="normal" style:font-style-complex="normal"/>
    </style:style>
    <style:style style:name="T7" style:family="text">
      <style:text-properties fo:font-style="normal" officeooo:rsid="00172138" style:font-style-asian="normal" style:font-style-complex="normal"/>
    </style:style>
    <style:style style:name="T8" style:family="text">
      <style:text-properties officeooo:rsid="00172138"/>
    </style:style>
    <style:style style:name="T9" style:family="text">
      <style:text-properties officeooo:rsid="001b7899"/>
    </style:style>
    <style:style style:name="T10" style:family="text">
      <style:text-properties officeooo:rsid="001bc289"/>
    </style:style>
    <style:style style:name="T11" style:family="text">
      <style:text-properties style:text-underline-style="solid" style:text-underline-width="auto" style:text-underline-color="font-color" fo:font-weight="bold" officeooo:rsid="001bc289" style:font-weight-asian="bold" style:font-weight-complex="bold"/>
    </style:style>
    <style:style style:name="T12" style:family="text">
      <style:text-properties style:text-underline-style="solid" style:text-underline-width="auto" style:text-underline-color="font-color" fo:font-weight="bold" officeooo:rsid="001d5d58" style:font-weight-asian="bold" style:font-weight-complex="bold"/>
    </style:style>
    <style:style style:name="T13" style:family="text">
      <style:text-properties officeooo:rsid="001d5d58"/>
    </style:style>
    <style:style style:name="T14" style:family="text">
      <style:text-properties officeooo:rsid="001eb739"/>
    </style:style>
    <style:style style:name="T15" style:family="text">
      <style:text-properties style:text-position="sub 58%"/>
    </style:style>
    <style:style style:name="T16" style:family="text">
      <style:text-properties style:text-position="sub 58%" officeooo:rsid="00214ebd"/>
    </style:style>
    <style:style style:name="T17" style:family="text">
      <style:text-properties style:text-position="0% 100%"/>
    </style:style>
    <style:style style:name="T18" style:family="text">
      <style:text-properties style:text-position="0% 100%" fo:font-style="italic" style:font-style-asian="italic" style:font-style-complex="italic"/>
    </style:style>
    <style:style style:name="T19" style:family="text">
      <style:text-properties style:text-position="0% 100%" officeooo:rsid="00214ebd"/>
    </style:style>
    <style:style style:name="T20" style:family="text">
      <style:text-properties style:text-position="0% 100%" fo:font-size="12pt" style:font-size-asian="12pt" style:font-size-complex="12pt"/>
    </style:style>
    <style:style style:name="T21" style:family="text">
      <style:text-properties style:text-position="0% 100%" fo:font-size="12pt" officeooo:rsid="00214ebd" style:font-size-asian="12pt" style:font-size-complex="12pt"/>
    </style:style>
    <style:style style:name="T22" style:family="text">
      <style:text-properties style:text-position="0% 100%" officeooo:rsid="00230b99"/>
    </style:style>
    <style:style style:name="T23" style:family="text">
      <style:text-properties style:text-position="0% 100%" officeooo:rsid="001d5d58"/>
    </style:style>
    <style:style style:name="T24" style:family="text">
      <style:text-properties style:text-position="0% 100%" officeooo:rsid="002502fd"/>
    </style:style>
    <style:style style:name="T25" style:family="text">
      <style:text-properties style:text-position="0% 100%" style:font-name="TlwgTypewriter"/>
    </style:style>
    <style:style style:name="T26" style:family="text">
      <style:text-properties style:text-position="0% 100%" style:font-name="TlwgTypewriter" officeooo:rsid="002502fd"/>
    </style:style>
    <style:style style:name="T27" style:family="text">
      <style:text-properties style:text-position="0% 100%" style:font-name="TlwgTypewriter" fo:language="hr" fo:country="HR" officeooo:rsid="0027a545"/>
    </style:style>
    <style:style style:name="T28" style:family="text">
      <style:text-properties style:text-position="0% 100%" style:font-name="TlwgTypewriter" fo:language="hr" fo:country="HR" officeooo:rsid="00284de4"/>
    </style:style>
    <style:style style:name="T29" style:family="text">
      <style:text-properties style:text-position="0% 100%" style:font-name="TlwgTypewriter" officeooo:rsid="002b3e9b"/>
    </style:style>
    <style:style style:name="T30" style:family="text">
      <style:text-properties style:text-position="0% 100%" style:font-name="TlwgTypewriter" officeooo:rsid="001bc289"/>
    </style:style>
    <style:style style:name="T31" style:family="text">
      <style:text-properties style:text-position="0% 100%" style:text-underline-style="solid" style:text-underline-width="auto" style:text-underline-color="font-color"/>
    </style:style>
    <style:style style:name="T32" style:family="text">
      <style:text-properties style:text-position="0% 100%" style:text-underline-style="solid" style:text-underline-width="auto" style:text-underline-color="font-color" fo:font-weight="bold" style:font-weight-asian="bold" style:font-weight-complex="bold"/>
    </style:style>
    <style:style style:name="T33" style:family="text">
      <style:text-properties style:text-position="0% 100%" style:text-underline-style="solid" style:text-underline-width="auto" style:text-underline-color="font-color" officeooo:rsid="001d5d58"/>
    </style:style>
    <style:style style:name="T34" style:family="text">
      <style:text-properties style:text-position="0% 100%" style:text-underline-style="solid" style:text-underline-width="auto" style:text-underline-color="font-color" officeooo:rsid="002e3cb3"/>
    </style:style>
    <style:style style:name="T35" style:family="text">
      <style:text-properties style:text-position="0% 100%" style:text-underline-style="solid" style:text-underline-width="auto" style:text-underline-color="font-color" officeooo:rsid="0033429e"/>
    </style:style>
    <style:style style:name="T36" style:family="text">
      <style:text-properties style:text-position="0% 100%" officeooo:rsid="0026cc49"/>
    </style:style>
    <style:style style:name="T37" style:family="text">
      <style:text-properties style:text-position="0% 100%" officeooo:rsid="0027a545"/>
    </style:style>
    <style:style style:name="T38" style:family="text">
      <style:text-properties style:text-position="0% 100%" fo:language="hr" fo:country="HR"/>
    </style:style>
    <style:style style:name="T39" style:family="text">
      <style:text-properties style:text-position="0% 100%" fo:language="hr" fo:country="HR" officeooo:rsid="0027a545"/>
    </style:style>
    <style:style style:name="T40" style:family="text">
      <style:text-properties style:text-position="0% 100%" fo:language="hr" fo:country="HR" fo:font-style="italic" style:font-style-asian="italic" style:font-style-complex="italic"/>
    </style:style>
    <style:style style:name="T41" style:family="text">
      <style:text-properties style:text-position="0% 100%" fo:language="hr" fo:country="HR" fo:font-style="italic" officeooo:rsid="0027a545" style:font-style-asian="italic" style:font-style-complex="italic"/>
    </style:style>
    <style:style style:name="T42" style:family="text">
      <style:text-properties style:text-position="0% 100%" fo:language="hr" fo:country="HR" fo:font-style="italic" fo:font-weight="bold" officeooo:rsid="002a0f3d" style:font-style-asian="italic" style:font-weight-asian="bold" style:font-style-complex="italic" style:font-weight-complex="bold"/>
    </style:style>
    <style:style style:name="T43" style:family="text">
      <style:text-properties style:text-position="0% 100%" fo:language="hr" fo:country="HR" fo:font-style="normal" officeooo:rsid="0027a545" style:font-style-asian="normal" style:font-style-complex="normal"/>
    </style:style>
    <style:style style:name="T44" style:family="text">
      <style:text-properties style:text-position="0% 100%" fo:language="hr" fo:country="HR" officeooo:rsid="00284de4"/>
    </style:style>
    <style:style style:name="T45" style:family="text">
      <style:text-properties style:text-position="0% 100%" fo:language="hr" fo:country="HR" officeooo:rsid="002a0f3d"/>
    </style:style>
    <style:style style:name="T46" style:family="text">
      <style:text-properties style:text-position="0% 100%" fo:language="hr" fo:country="HR" officeooo:rsid="002b3e9b"/>
    </style:style>
    <style:style style:name="T47" style:family="text">
      <style:text-properties style:text-position="0% 100%" officeooo:rsid="002b3e9b"/>
    </style:style>
    <style:style style:name="T48" style:family="text">
      <style:text-properties style:text-position="0% 100%" officeooo:rsid="001bc289"/>
    </style:style>
    <style:style style:name="T49" style:family="text">
      <style:text-properties style:text-position="0% 100%" officeooo:rsid="002cbae7"/>
    </style:style>
    <style:style style:name="T50" style:family="text">
      <style:text-properties style:text-position="0% 100%" officeooo:rsid="002e3cb3"/>
    </style:style>
    <style:style style:name="T51" style:family="text">
      <style:text-properties style:text-position="0% 100%" officeooo:rsid="003021f3"/>
    </style:style>
    <style:style style:name="T52" style:family="text">
      <style:text-properties style:text-position="0% 100%" officeooo:rsid="00322059"/>
    </style:style>
    <style:style style:name="T53" style:family="text">
      <style:text-properties style:text-position="0% 100%" officeooo:rsid="0033429e"/>
    </style:style>
    <style:style style:name="T54" style:family="text">
      <style:text-properties style:text-position="0% 100%" officeooo:rsid="00346c4d"/>
    </style:style>
    <style:style style:name="T55" style:family="text">
      <style:text-properties style:text-position="0% 100%" fo:font-style="normal" fo:font-weight="normal" style:font-style-asian="normal" style:font-weight-asian="normal" style:font-style-complex="normal" style:font-weight-complex="normal"/>
    </style:style>
    <style:style style:name="T56" style:family="text">
      <style:text-properties style:text-position="0% 100%" officeooo:rsid="003559b1"/>
    </style:style>
    <style:style style:name="T57" style:family="text">
      <style:text-properties style:text-position="0% 100%" fo:background-color="#fff200" loext:char-shading-value="0"/>
    </style:style>
    <style:style style:name="T58" style:family="text">
      <style:text-properties style:text-position="0% 100%" officeooo:rsid="0036edc9"/>
    </style:style>
    <style:style style:name="T59" style:family="text">
      <style:text-properties officeooo:rsid="0026cc49"/>
    </style:style>
    <style:style style:name="T60" style:family="text">
      <style:text-properties fo:color="#ce181e" style:text-position="0% 100%" officeooo:rsid="003559b1" fo:background-color="#fff200" loext:char-shading-value="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cm" fo:text-indent="-0.635cm" fo:margin-left="8.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5cm" fo:text-indent="-0.635cm" fo:margin-left="8.8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proposed ABC-based algorithm</text:p>
      <text:p text:style-name="P1"/>
      <text:p text:style-name="P10">1.1. Općenito o pčelinjim algoritmima</text:p>
      <text:p text:style-name="P10"/>
      <text:p text:style-name="P2">Pčelinji algoritmi podvrsta su populacijskih algoritama, koji su <text:span text:style-name="T8">zasnovani</text:span> na ideji ponašanja pčela u potrazi za hranom. <text:span text:style-name="T6">Algoritam istražuje prostor rješenja kombinacijom lokalnog i globalnog pretraživanja, tj. u asocijaciji s pčelama, pretražujemo prostor u potrazi za novim izvorima hrane, ali i istražujemo i okoline izvora hrane za koja već znamo. U ostvarivanju toga cilja, algoritam je particioniran u tri faze koj</text:span><text:span text:style-name="T7">e</text:span><text:span text:style-name="T6"> predstavljaju rad triju različitih pčela u košnici – </text:span><text:span text:style-name="T2">employed bees, onlooker bees, scout bees. </text:span><text:span text:style-name="T6">Za istraživanje okoline trenutnih izvora hrane koriste se zaposelene pčele (</text:span><text:span text:style-name="T2"> employed bees </text:span><text:span text:style-name="T6">). </text:span><text:span text:style-name="T7">One donose informaciju u košnicu ( pomoću </text:span><text:span text:style-name="T3">waggle</text:span><text:span text:style-name="T7"> plesa ) o količini nektara na pojedinim izvorima hrane i na temelju tih informacija djeluju pčele promatrači ( </text:span><text:span text:style-name="T3">onlooker bees</text:span><text:span text:style-name="T7"> ). <text:s/>Potragu za novom hranom vrše pčele izviđači (</text:span><text:span text:style-name="T3"> scout bees </text:span><text:span text:style-name="T7">) - to su zapravo zaposlene pčele( </text:span><text:span text:style-name="T3">employed bees </text:span><text:span text:style-name="T7">) koje su napustile svoj izvor hrane radi iskorištenosti. </text:span></text:p>
      <text:p text:style-name="P6">Može se reći da prostor svih rješenja globalno pretražuju zaposlene pčele i pčele izviđači, a pčele promatrači ga pretražuju lokalno.</text:p>
      <text:p text:style-name="P4"/>
      <text:p text:style-name="P4"/>
      <text:p text:style-name="P3">1.2.Primjena algoritma na naš problem</text:p>
      <text:p text:style-name="P3"/>
      <text:p text:style-name="P5">Kod našeg problema, svaki izvor hrane predstavlja jedan raspored poslova na mašini. Kod implementacije, raspored poslova zapisali smo <text:span text:style-name="T9">u polje </text:span><text:span text:style-name="T5">integera </text:span>kao permutaciju brojeva 1 do n koje su nam bile oznake za poslove, gdje je n broj poslova u trenutnom rasporedu. U istoj klasi pamtili smo i vrijednost ukupnog zakašnjenja tog rasporeda, odnosno <text:span text:style-name="T1">fitness value</text:span>.</text:p>
      <text:p text:style-name="P6"><text:span text:style-name="T1">Fitness value </text:span>korespondira sa količinom nektara koja se nalazi na promatranom izvoru hrane, tj što je manje ukupno zakašnjenje (<text:span text:style-name="T1"> total tardiness</text:span> ) nekog rasporeda to je količina nektara veća na tom izvoru hrane, tj raspored je bolji.</text:p>
      <text:p text:style-name="P6"/>
      <text:p text:style-name="P18">//<text:span text:style-name="T59">moze slika primjera nekog rasporeda od 5 poslova, njegove fitness value, reprezentacije u programu...</text:span></text:p>
      <text:p text:style-name="P6"/>
      <text:p text:style-name="P7">Više izvora hrane, tj nekoliko različitih rješenja čine neku populaciju rješenja, tj podskup prostora svih rješenja. <text:span text:style-name="T10">U našem ABC algoritmu odredili smo da je broj zaposlenih pčela jednak broju rasporeda u populaciji, tj postoji točno jedna zaposlena pčela za svaki izvor hrane (</text:span><text:span text:style-name="T11"> parametar 1</text:span><text:span text:style-name="T10"> -N - broj izvora hrane, tj broj rasporeda u populaciji ). Ako neki izvor hrane postane iskorišten, zaposlena pčela postaje pčela izviđač sve dok ne pronađe novi izvor hrane, kada ponovno dobiva ulogu zaposlene pčele. Za broj pčela promatrača također smo odredili da bude isti broju rasporeda, odnosno broju izvora hrane.</text:span></text:p>
      <text:p text:style-name="P6"/>
      <text:p text:style-name="P8">Na početku našega algoritma, <text:span text:style-name="T13">na nasumičan način kreiramo N (parametar 1) rasporeda i od tih N rasporeda pamtimo posebno onaj koji je najbolji među njima, označimo ga sa </text:span><text:span text:style-name="T4">best</text:span><text:span text:style-name="T13">.<text:line-break/>Algoritam se sastoji od jedne glavne petlje koja se ponavlja sve dok ne ispunimo uvjet zaustavljanja. U našem slučaju, uvjet zaustavljanja je broj maksimalnih iteracija( </text:span><text:span text:style-name="T12">parametar 2</text:span><text:span text:style-name="T13"> – MAX – maksimalan broj iteracija glavne petlje ) i broj maksimalnih iteracija u kojima nismo našli bolji raspored ( </text:span><text:span text:style-name="T12">parametar 3 </text:span><text:span text:style-name="T13">– NOT_IMPROVE – maksimalan broj iteracija za redom glavne petlje u kojima se nije poboljšao najbolji raspored ).</text:span></text:p>
      <text:p text:style-name="P8"/>
      <text:p text:style-name="P9">Glavna petlja sastoji se od tri faze – faza zaposlenih pčela, faza pčela promatrača i faza pčela izviđača. <text:line-break/><text:span text:style-name="T14">Svaka iteracija glavne petlje započinje fazom zaposlenih pčela. Svaka zaposlena pčela istražuje okolinu svoga izvora hrane i određuje količinu nektara na tim izvorima te potom te informacije prosljeđuje pčelama promatračima. </text:span></text:p>
      <text:p text:style-name="P9"><text:soft-page-break/><text:span text:style-name="T14"><text:line-break/>Pčela promatrača ima isto koliko i zaposlenih pčela, no za razliku od zaposlenih pčela, pčele promatrači u svakoj iteraciji petlje odlaze na različite izvore hrane, ovisno o količini nektara na njima. Za svaki izvor hrane izračunali smo vjerojatnost p</text:span><text:span text:style-name="T16">i</text:span><text:span text:style-name="T14"> da će neka pčela promatračica odabrati taj izvor, formulom:</text:span></text:p>
      <text:p text:style-name="P12"><text:span text:style-name="T17"><text:s/></text:span><text:span text:style-name="T17"><draw:frame draw:style-name="fr1" draw:name="Object1" text:anchor-type="as-char" svg:y="-0.619cm" svg:width="2.406cm" svg:height="1.67cm" draw:z-index="0"><draw:object xlink:href="./Object 1" xlink:type="simple" xlink:show="embed" xlink:actuate="onLoad"/><draw:image xlink:href="./ObjectReplacements/Object 1" xlink:type="simple" xlink:show="embed" xlink:actuate="onLoad"/></draw:frame></text:span><text:span text:style-name="T17"><text:s/></text:span><text:span text:style-name="T20">, </text:span><text:span text:style-name="T21">a potom, radi normalizacije:</text:span><text:span text:style-name="T19"> <text:s/></text:span><text:span text:style-name="T19"><draw:frame draw:style-name="fr1" draw:name="Object2" text:anchor-type="as-char" svg:y="-0.619cm" svg:width="1.933cm" svg:height="0.998cm" draw:z-index="1"><draw:object xlink:href="./Object 2" xlink:type="simple" xlink:show="embed" xlink:actuate="onLoad"/><draw:image xlink:href="./ObjectReplacements/Object 2" xlink:type="simple" xlink:show="embed" xlink:actuate="onLoad"/></draw:frame></text:span></text:p>
      <text:p text:style-name="P39"/>
      <text:p text:style-name="P13"><text:span text:style-name="T17">gdje smo sa f</text:span><text:span text:style-name="T15">i</text:span><text:span text:style-name="T17"> označili ukupno zakašnjenje rasporeda i, tj njegovu</text:span><text:span text:style-name="T18"> fitness value</text:span><text:span text:style-name="T17">.</text:span></text:p>
      <text:p text:style-name="P15"><text:span text:style-name="T17">S obzirom </text:span><text:span text:style-name="T24">na </text:span><text:span text:style-name="T17">vjerojatnost svih poznatih izvora hrane, odnosno rasporeda u populaciji, <text:s/>rasporedili smo u svakoj iteraciji N pčela promatrača na te izvore u istom omjeru u kojem su i vjerojatnosti tih izvora hrane. Npr.<text:line-break/><text:line-break/></text:span><text:span text:style-name="T25">// slika s primjerom kako smo rasporedili p</text:span><text:span text:style-name="T26">c</text:span><text:span text:style-name="T25">ele promatra</text:span><text:span text:style-name="T26">c</text:span><text:span text:style-name="T25">e</text:span></text:p>
      <text:p text:style-name="P42"/>
      <text:p text:style-name="P14"><text:span text:style-name="T17">Očito, izvori koji imaju više nektara, tj rasporedi s manjim ukupnim </text:span><text:span text:style-name="T22">zakašnjenjem,</text:span><text:span text:style-name="T17"> </text:span><text:span text:style-name="T22">ovim načinom rasporeda pčela promatrača <text:s/>postiže se pomnije pretraživanje okoline tih izvora ( jer očekujemo da </text:span><text:span text:style-name="T24">će takvi izvori hrane u svojoj okolini imati još dobrih izvora ).</text:span></text:p>
      <text:p text:style-name="P43"/>
      <text:p text:style-name="P16"><text:span text:style-name="T17">Posljednja faza svake iteracije glavne petlje sastoji se od faze pčela izviđača koja se brine da naš algoritam ne zapadne u lokalnom optimumu. Naime, ako se nakon nekog broja iteracija glavne petlje neki raspored nije poboljšao ( </text:span><text:span text:style-name="T32">parametar 4</text:span><text:span text:style-name="T17"> – LIMIT – broj iteracija u glavnoj petlji u kojima se i-ti raspored nije poboljšao za redom, tj izvor hrane je iskorišten, te je potrebno „restartati” taj raspored ) zaposlena pčela koja je „zadužena” za taj raspored postaje pčela izviđač, </text:span><text:span text:style-name="T36">pronalazi novi izvor hrane, te ponovno postaje zaposlena pčela. </text:span></text:p>
      <text:p text:style-name="P44"/>
      <text:p text:style-name="P45">Na kraju svake iteracije još samo unaprijedimo, ako smo pronašli bolji raspored, najbolji dotadašnji raspored.</text:p>
      <text:p text:style-name="P45"/>
      <text:p text:style-name="P45"/>
      <text:p text:style-name="P40">1.3. Korištene metode za pretraživanje okoline izvora hrane</text:p>
      <text:p text:style-name="P40"/>
      <text:p text:style-name="P46">Za pretraživanje okoline izvora hrane koristili smo metode iz evolucijskih algoritama – križanja i mutacije.<text:line-break/></text:p>
      <text:p text:style-name="P68">1.3.1. Križanja</text:p>
      <text:p text:style-name="P70"/>
      <text:p text:style-name="P37"><text:span text:style-name="T38">Općenito, križanje je binarni operator koji iz dvije jedinke, u našem slučaju iz dva rasporeda </text:span><text:span text:style-name="T44">(križali smo najbolji poznati raspored i raspored čiju okolinu želimo pretražiti)</text:span><text:span text:style-name="T38">, stvara novu jedinku, tj raspored. Postoje brojni operatori križanja, no n</text:span><text:span text:style-name="T39">ajbolji rezultati postižu se njihovim kombiniranjem [Puljić,Manger]. Iz tog razloga, mi smo kombinirali sljedeće operatore križanja: </text:span><text:span text:style-name="T27">//</text:span><text:span text:style-name="T28">kratko objasniti krizanja</text:span></text:p>
      <text:list xml:id="list3019229097" text:style-name="L1">
        <text:list-item>
          <text:p text:style-name="P48">PMX – Partially Mapped Crossover</text:p>
        </text:list-item>
        <text:list-item>
          <text:p text:style-name="P48">OX – Order Crossover</text:p>
        </text:list-item>
        <text:list-item>
          <text:p text:style-name="P67"><text:span text:style-name="T39">O</text:span><text:span text:style-name="T38">X </text:span><text:span text:style-name="T40">best</text:span><text:span text:style-name="T38"> – Order Crossover koji ne odabire na slučajan način točke prekida, već ide po svim mogućim točkama prekida i pronalazi onu kombinaciju koja daje raspored s najmanjim ukupnim zakašnjenjem</text:span></text:p>
        </text:list-item>
        <text:list-item>
          <text:p text:style-name="P48">Heuristički operator križanja</text:p>
        </text:list-item>
        <text:list-item>
          <text:p text:style-name="P75"><text:span text:style-name="T39">Heuristički operator križanja </text:span><text:span text:style-name="T41">best – </text:span><text:span text:style-name="T43">heuristički operator koji ne odabire na slučajan način prvi član permutacije, već ide po svim mogućima i odabire onaj </text:span><text:soft-page-break/><text:span text:style-name="T43">raspored koji ima najmanje ukupno zakašnjenje</text:span><text:span text:style-name="T37"><text:line-break/></text:span></text:p>
          <text:p text:style-name="P76"/>
          <text:list>
            <text:list-header>
              <text:p text:style-name="P69"><text:span text:style-name="T37"><text:line-break/></text:span><text:span text:style-name="T39">No, osim </text:span><text:span text:style-name="T44">kombiniranja</text:span><text:span text:style-name="T39"> ovih </text:span><text:span text:style-name="T44">5</text:span><text:span text:style-name="T39"> operatora, kombinirali smo </text:span><text:span text:style-name="T44">i</text:span><text:span text:style-name="T39"> njihove kombinacije, tj u svakoj iteraciji svaka pčela odabrala je ili jedan od ov</text:span><text:span text:style-name="T44">ih 5</text:span><text:span text:style-name="T39"> operatora križanja </text:span><text:span text:style-name="T44">(PMX nismo radili best jer daje najlošije rezultate od ova tri operatora, a I ima veću složenost od njih u nekim slučajevima)</text:span><text:span text:style-name="T39"> s kojim je pronašla novi izvor hrane, ili je </text:span><text:span text:style-name="T44">odabrala neku kombinaciju operatora OX, OX best, HOX, HOX best. <text:line-break/><text:line-break/>npr. jedno moguće križanje s kojim nalazimo novi izvor hrane : <text:s/></text:span></text:p>
              <text:list>
                <text:list-header>
                  <text:p text:style-name="P73"><text:span text:style-name="T44">prvo nađemo najbolji raspored sa OX best, a onda taj raspored iskrižamo s najboljim ( best ) koristeći heuristički operator.<text:line-break/><text:line-break/>Na ovakav način dobili smo 13 mogućih odabira operatora križanja i svaki od njih u svakoj iteraciji odabran je nasumičnim izborom. <text:line-break/><text:line-break/></text:span><text:span text:style-name="T42">1.3.2 Mutacije</text:span></text:p>
                  <text:p text:style-name="P71"/>
                  <text:p text:style-name="P74"><text:span text:style-name="T45">Za razliku od križanja, mutacija je unarni operator koji, u našem slučaju, mijenja poredak </text:span><text:span text:style-name="T46">poslova u rasporedu radi njegovog poboljšavanja. </text:span></text:p>
                  <text:p text:style-name="P72">Koristili smo dvije različite mutirajuća algoritma:</text:p>
                </text:list-header>
              </text:list>
            </text:list-header>
          </text:list>
        </text:list-item>
        <text:list-item>
          <text:p text:style-name="P66"><text:span text:style-name="T47">Iterative greedy</text:span><text:span text:style-name="T29"> //objasniti (parametar 5 - ALPHA)</text:span></text:p>
        </text:list-item>
        <text:list-item>
          <text:p text:style-name="P66"><text:span text:style-name="T47">Local search</text:span><text:span text:style-name="T29"> //objasniti (parametar 6 - EPSILON)</text:span><text:span text:style-name="T37"><text:line-break/><text:tab/><text:tab/></text:span></text:p>
        </text:list-item>
      </text:list>
      <text:p text:style-name="P41"><text:tab/></text:p>
      <text:p text:style-name="P47">Sada napokon možemo detaljnije objasniti pseudokod.</text:p>
      <text:p text:style-name="P17"><text:span text:style-name="T48"><text:line-break/></text:span><text:span text:style-name="T30">//pseudocode</text:span></text:p>
      <text:p text:style-name="P19"><text:span text:style-name="T48">//</text:span><text:span text:style-name="T54">objasni</text:span></text:p>
      <text:p text:style-name="P49"/>
      <text:p text:style-name="P20"><text:span text:style-name="T48">1.</text:span><text:span text:style-name="T17">4 Parametri</text:span></text:p>
      <text:p text:style-name="P50"/>
      <text:p text:style-name="P55">Ukupno imamo 6 parametri, i naravno njihova kominacija utječe na kvalitetu rezultata. U našem radu, nakon niza testiranja različitih kombinacija paramaetara odredili smo nekoliko najboljih u omjeru dobrih rezultata i prosječnog vremena izvršavanja programa.</text:p>
      <text:p text:style-name="P55"/>
      <text:p text:style-name="P20"><text:span text:style-name="T31">parametar 1</text:span><text:span text:style-name="T17"> - N <text:s/>- broj izvora hrane, tj broj rasporeda u populaciji</text:span></text:p>
      <text:p text:style-name="P55">Testirali smo probleme sa 6, 8, 10 ili 12 rasporeda u populaciji. Zaključili smo da veći broj rasporeda, naravno, daje i bolje rezultate, ali se i vrijeme izvršavanja povećava. Zbog čega smo najčešće probleme testirali sa 10 rasporeda u populaciji.</text:p>
      <text:p text:style-name="P26"><text:span text:style-name="T17">//</text:span><text:span text:style-name="T49">očito, što veći broj rasporeda, to je veća mogućnost za bolje rezultate, ali vrijeme je veće</text:span></text:p>
      <text:p text:style-name="P56"/>
      <text:p text:style-name="P21"><text:span text:style-name="T23"><text:s/></text:span><text:span text:style-name="T33">parametar 2</text:span><text:span text:style-name="T23"> – MAX – maksimalan broj iteracija glavne petlje</text:span></text:p>
      <text:p text:style-name="P35"><text:span text:style-name="T23">T</text:span><text:span text:style-name="T17">estirali smo probleme <text:s/>sa ukupno 600, 900 i 1200 iteracija. </text:span><text:span text:style-name="T49">Za pomnije testiranje koristili smo programe sa ukupno 900 iteracija zbog uravnoteženosti kvalitete rezultata, i ponovno, vremena izvršavanja.</text:span></text:p>
      <text:p text:style-name="P36"><text:span text:style-name="T23">//</text:span><text:span text:style-name="T49">očito, što se petlja dulje vrti, to je moguće da program nađe bolje rješenje</text:span></text:p>
      <text:p text:style-name="P64"/>
      <text:p text:style-name="P64"/>
      <text:p text:style-name="P64"/>
      <text:p text:style-name="P21"><text:soft-page-break/><text:span text:style-name="T33">parametar 3 </text:span><text:span text:style-name="T23">– NOT_IMPROVE – maksimalan broj iteracija za redom glavne petlje u kojima se nije poboljšao najbolji raspored</text:span></text:p>
      <text:p text:style-name="P27"><text:span text:style-name="T23">T</text:span><text:span text:style-name="T17">estirali smo probleme za ovaj parametar na 100, 200 ili 300 iteracija. U slučaju kada smo odabrali da nakon 100 iteracija za redom nakon kojih se best nije poboljšao, dolazi do prebrzog prekidanja programa zbog čega dolazi do lošijih rezultata. S druge strane, 300 iteracija može biti previše u nekim slučajevim, te je iz testiranja uočeno da ne daje mnogo bolje rezultate neko kada imamo programe gdje je NOT IMPROVE zadan na 200 iteracija - 200 iteracija za NOT IMPROVE ne samo da daje najbolje rezultate, već završava u razumnom vremenu. </text:span></text:p>
      <text:p text:style-name="P58"/>
      <text:p text:style-name="P22"><text:span text:style-name="T31">parametar 4</text:span><text:span text:style-name="T17"> – LIMIT – broj iteracija u glavnoj petlji u kojima se i-ti raspored nije poboljšao za redom, tj izvor hrane je iskorišten, te je potrebno „restartati” taj raspored</text:span></text:p>
      <text:p text:style-name="P57">Testirali smo probleme za ovaj parametar na 50, 100, 150, 200 iteracija i najbolje rezultate dali su programi testirani 100 iteracija. </text:p>
      <text:p text:style-name="P30"><text:span text:style-name="T17">//</text:span><text:span text:style-name="T57">ZAŠTO</text:span></text:p>
      <text:p text:style-name="P51"/>
      <text:p text:style-name="P23"><text:span text:style-name="T31">parametar </text:span><text:span text:style-name="T34">5</text:span><text:span text:style-name="T17"> – </text:span><text:span text:style-name="T50">ALPHA</text:span><text:span text:style-name="T17"> – broj </text:span><text:span text:style-name="T50">poslova koje „izvadimo” u destruction phase u IG-u</text:span></text:p>
      <text:p text:style-name="P28"><text:span text:style-name="T17">Testirali smo probleme za ovaj parametar na </text:span><text:span text:style-name="T50">3, 4, 5 i 6. Najbolje rezultate i najbolje vrijeme dobili smo uvrštavajući 3. Osim što bi za veće brojeve dobili i mnogo dulje trajanje, jer bi ih ponovno vraćali na (N-alpha) mjesta, ili više, razlog zašto upravo 3 daje najbolje rezultate </text:span><text:span text:style-name="T51">je zato što za veće alpha brže zapadnemo u lokalnom optimumu zbog prevelikog mijenjanja početnog rasporeda. <text:line-break/><text:line-break/>Npr. pogledajmo primjere na jednom problemu:</text:span></text:p>
      <text:p text:style-name="P59"/>
      <text:p text:style-name="P59"/>
      <text:p text:style-name="P32"><draw:frame draw:style-name="fr2" draw:name="Object3" text:anchor-type="paragraph" svg:width="17.32cm" svg:height="0.981cm" draw:z-index="2"><draw:object xlink:href="./Object 3" xlink:type="simple" xlink:show="embed" xlink:actuate="onLoad"/><draw:image xlink:href="./ObjectReplacements/Object 3" xlink:type="simple" xlink:show="embed" xlink:actuate="onLoad"/></draw:frame><text:span text:style-name="T51">s</text:span><text:span text:style-name="T17">lika 1</text:span></text:p>
      <text:p text:style-name="P59"/>
      <text:p text:style-name="P32"><draw:frame draw:style-name="fr2" draw:name="Object4" text:anchor-type="paragraph" svg:width="17.341cm" svg:height="0.982cm" draw:z-index="3"><draw:object xlink:href="./Object 4" xlink:type="simple" xlink:show="embed" xlink:actuate="onLoad"/><draw:image xlink:href="./ObjectReplacements/Object 4" xlink:type="simple" xlink:show="embed" xlink:actuate="onLoad"/></draw:frame><text:span text:style-name="T51">s</text:span><text:span text:style-name="T17">lika 2</text:span></text:p>
      <text:p text:style-name="P59"/>
      <text:p text:style-name="P59"/>
      <text:p text:style-name="P32"><draw:frame draw:style-name="fr2" draw:name="Object5" text:anchor-type="paragraph" svg:width="17.304cm" svg:height="0.979cm" draw:z-index="4"><draw:object xlink:href="./Object 5" xlink:type="simple" xlink:show="embed" xlink:actuate="onLoad"/><draw:image xlink:href="./ObjectReplacements/Object 5" xlink:type="simple" xlink:show="embed" xlink:actuate="onLoad"/></draw:frame><text:span text:style-name="T51">s</text:span><text:span text:style-name="T17">lika 3</text:span></text:p>
      <text:p text:style-name="P59"/>
      <text:p text:style-name="P32"><text:span text:style-name="T51">O</text:span><text:span text:style-name="T17">vo je problem testiran za </text:span></text:p>
      <text:p text:style-name="P61">N=6, MAX=1200, NOT IMPROVE=100, 200 i 300, LIMIT=100, <text:s/>EPSILON=0.01.</text:p>
      <text:p text:style-name="P32"><text:span text:style-name="T17">Broj iteracija nakon kojih se raspored nije izmjenio (limit) je 100, to je isti broj iteracija kao i NOT IMPROVE u slučaju kada je 100. Pa ako je alpha 4, raspored zaglavi u lokalnom optimumu, ne stigne se „restartati”, već program brzo završi. Pa ako uzmemo u obzir da smo za NOT IMPROVE odabrali 200, <text:s/></text:span><text:span text:style-name="T53">ne bi bilo dobro odabrati alpha za koji rješenje često zaglavi u lokalnom optimumu jer će se onda češće <text:s/>ispuniti i uvijet za prekidanje programa.</text:span></text:p>
      <text:p text:style-name="P31"><text:span text:style-name="T51">V</text:span><text:span text:style-name="T17">idimo da </text:span><text:span text:style-name="T52">3 daje bolje rezultate od 4 uspoređujući sliku 1 i sliku 2 </text:span><text:span text:style-name="T53">što smo i očekivali, a također iz slike 3 gdje je LIMIT=50, tj gdje se raspored češče „restarta”, vidimo, uspoređujući sa slikom 2 da on daje blje rezultate, što je opet opravdano gore argumentom.</text:span></text:p>
      <text:p text:style-name="P59"/>
      <text:p text:style-name="P59"/>
      <text:p text:style-name="P59"/>
      <text:p text:style-name="P59"/>
      <text:p text:style-name="P24"><text:soft-page-break/><text:span text:style-name="T31">parametar </text:span><text:span text:style-name="T35">5</text:span><text:span text:style-name="T17"> – </text:span><text:span text:style-name="T53">EPSILON</text:span><text:span text:style-name="T17"> – </text:span><text:span text:style-name="T53">mali broj između 0 i 1 koji određuje hoćemo li detaljnije pretražiti okolinu izvora hrane sa metodom local search</text:span></text:p>
      <text:p text:style-name="P29"><text:span text:style-name="T17">Testirali smo probleme za ovaj parametar na </text:span><text:span text:style-name="T53">mnogim brojevima između 0 i 1, od 0.005, 0.01,..., 0.055, ... , 0.1, ..., 0.4, ..., 0.5, ... . </text:span></text:p>
      <text:p text:style-name="P33"><text:span text:style-name="T17">Vrlo mali brojevi ( između 0 i 0.1 ) dali su testiranjem prosječna rješenja od svih testova, s vrlo razumnim vremenom izvršavanja, što je i očekivano. <text:line-break/>Za malo bolje rezultate, testirali smo program za brojeve veće od 0.1, tj za rasporede iz populacije čija je fitness value veća za 10% ili više od najboljeg. </text:span><text:span text:style-name="T54">Tada smo dobili bolje rezultate, dapače, s malo gorim vremenom.</text:span><text:span text:style-name="T17"><text:line-break/></text:span><text:span text:style-name="T54">T</text:span><text:span text:style-name="T17">estiranje </text:span><text:span text:style-name="T54">za brojeve blizu 1</text:span><text:span text:style-name="T17"> ima</text:span><text:span text:style-name="T54">lo je</text:span><text:span text:style-name="T17"> smisla kod rasporeda čije su ukupna zakašnjenja vrlo mala, npr za raspored sa najboljim fitness value </text:span><text:span text:style-name="T54">10</text:span><text:span text:style-name="T17">, </text:span><text:span text:style-name="T54">raspored s 90% većim fitness value je tek 19, a slažemo da da je takav raspored vrijedan daljnjeg pretraživanja.</text:span></text:p>
      <text:p text:style-name="P60"/>
      <text:p text:style-name="P34"><text:span text:style-name="T51">N</text:span><text:span text:style-name="T17">ajčešće smo testirali probleme za 0.01, 0.025, 0.055, 0.1, 0.25, 0.4....</text:span></text:p>
      <text:p text:style-name="P52"/>
      <text:p text:style-name="P50">1.5 Testiranje</text:p>
      <text:p text:style-name="P50"/>
      <text:p text:style-name="P25"><text:span text:style-name="T55">Testiranje smo provodili na računalu:</text:span><text:span text:style-name="T17"> .....</text:span></text:p>
      <text:p text:style-name="P53"/>
      <text:p text:style-name="P34"><text:span text:style-name="T17">Koristili smo testne podatke koje su koristili i autori članaka s kojima smo uspoređivali naše rezultate, a koje su opskrbili [Rubin,Ragatz] na stranici [link] za broj poslova 15, 25, 35 i 45, te [Gagne] na stranici [link] za broj poslova </text:span><text:span text:style-name="T56">55, 65, 75 i 85.</text:span></text:p>
      <text:p text:style-name="P62"/>
      <text:p text:style-name="P63">Kao što smo već naveli, testiranja smo provodili na sljedećim parametrima:</text:p>
      <text:p text:style-name="P63">//</text:p>
      <text:p text:style-name="P63"/>
      <text:p text:style-name="P63">Za svaku kombinaciju parametara, pokrenuli smo program 50 do 100 puta (ovisno o broju poslova, tj veličini problema zbog vremenskog ograničenja) i odredili naše najmanje rješenje.</text:p>
      <text:p text:style-name="P50"/>
      <text:p text:style-name="P50"/>
      <text:p text:style-name="P50"/>
      <text:p text:style-name="P50">1.6 Rezultati</text:p>
      <text:p text:style-name="P50"/>
      <text:p text:style-name="P19"><text:span text:style-name="T17">//</text:span><text:span text:style-name="T56">ovdje stavimo grafove za svaki skup rje</text:span><text:span text:style-name="T58">s</text:span><text:span text:style-name="T56">enja (po broju poslova), ali i za svaki problema</text:span></text:p>
      <text:p text:style-name="P65">//to komentiramo</text:p>
      <text:p text:style-name="P65"/>
      <text:p text:style-name="P19"><text:span text:style-name="T56">//t-test statistika </text:span><text:span text:style-name="T60">&lt;- Tihana</text:span></text:p>
      <text:p text:style-name="P54"/>
      <text:p text:style-name="P54"/>
      <text:p text:style-name="P54"/>
      <text:p text:style-name="P50">1.7 Zaključ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00:30:02.263544251</meta:creation-date>
    <meta:editing-duration>PT54M54S</meta:editing-duration>
    <meta:editing-cycles>4</meta:editing-cycles>
    <meta:generator>LibreOffice/6.0.7.3$Linux_X86_64 LibreOffice_project/00m0$Build-3</meta:generator>
    <dc:date>2019-02-25T04:06:41.525395180</dc:date>
    <meta:document-statistic meta:table-count="0" meta:image-count="0" meta:object-count="5" meta:page-count="5" meta:paragraph-count="76" meta:word-count="1929" meta:character-count="12295" meta:non-whitespace-character-count="10387"/>
  </office:meta>
</office:document-meta>
</file>

<file path=Object 1/content.xml><?xml version="1.0" encoding="utf-8"?>
<math xmlns="http://www.w3.org/1998/Math/MathML" display="block">
  <semantics>
    <mrow>
      <mi mathvariant="italic">pi</mi>
      <mo stretchy="false">=</mo>
      <mrow>
        <mn>1</mn>
        <mo stretchy="false">−</mo>
        <mfrac>
          <mi mathvariant="italic">fi</mi>
          <mrow>
            <munderover>
              <mo stretchy="false">∑</mo>
              <mn>1</mn>
              <mi>N</mi>
            </munderover>
            <mi mathvariant="italic">fi</mi>
          </mrow>
        </mfrac>
      </mrow>
    </mrow>
    <annotation encoding="StarMath 5.0">pi = 1 -{fi} over { sum from{1} to{N} fi } </annotation>
  </semantics>
</math>
</file>

<file path=Object 2/content.xml><?xml version="1.0" encoding="utf-8"?>
<math xmlns="http://www.w3.org/1998/Math/MathML" display="block">
  <semantics>
    <mrow>
      <mi mathvariant="italic">pi</mi>
      <mo stretchy="false">=</mo>
      <mfrac>
        <mi mathvariant="italic">pi</mi>
        <mrow>
          <mi>N</mi>
          <mo stretchy="false">−</mo>
          <mn>1</mn>
        </mrow>
      </mfrac>
    </mrow>
    <annotation encoding="StarMath 5.0">pi = 
{pi} over {N-1}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91mm"/>
    </style:style>
    <style:style style:name="co3" style:family="table-column">
      <style:table-column-properties fo:break-before="auto" style:column-width="15.24mm"/>
    </style:style>
    <style:style style:name="co4" style:family="table-column">
      <style:table-column-properties fo:break-before="auto" style:column-width="15.61mm"/>
    </style:style>
    <style:style style:name="co5" style:family="table-column">
      <style:table-column-properties fo:break-before="auto" style:column-width="15.96mm"/>
    </style:style>
    <style:style style:name="co6" style:family="table-column">
      <style:table-column-properties fo:break-before="auto" style:column-width="12.1mm"/>
    </style:style>
    <style:style style:name="co7" style:family="table-column">
      <style:table-column-properties fo:break-before="auto" style:column-width="13.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4e1" fo:border="0.06pt solid #000000"/>
    </style:style>
    <style:style style:name="ce2" style:family="table-cell" style:parent-style-name="Default">
      <style:table-cell-properties fo:background-color="#ffe4e1" style:text-align-source="fix" style:repeat-content="false" fo:border="0.06pt solid #000000"/>
      <style:paragraph-properties fo:text-align="center" fo:margin-left="0mm"/>
    </style:style>
    <style:style style:name="ce5" style:family="table-cell" style:parent-style-name="Default">
      <style:table-cell-properties fo:background-color="#ffe4e1" fo:border="0.06pt solid #000000"/>
    </style:style>
    <style:style style:name="ce6" style:family="table-cell" style:parent-style-name="Default">
      <style:table-cell-properties fo:background-color="#ffe4e1"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n=6"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1" table:default-cell-style-name="Default"/>
        <table:table-column table:style-name="co7" table:default-cell-style-name="Default"/>
        <table:table-column table:style-name="co1" table:number-columns-repeated="4" table:default-cell-style-name="Default"/>
        <table:table-row table:style-name="ro1" table:number-rows-repeated="104">
          <table:table-cell table:number-columns-repeated="13"/>
        </table:table-row>
        <table:table-row table:style-name="ro1">
          <table:table-cell table:style-name="ce5" office:value-type="float" office:value="6" calcext:value-type="float">
            <text:p>6</text:p>
          </table:table-cell>
          <table:table-cell table:style-name="ce5" office:value-type="float" office:value="0.01" calcext:value-type="float">
            <text:p>0.01</text:p>
          </table:table-cell>
          <table:table-cell table:style-name="ce5" office:value-type="float" office:value="3" calcext:value-type="float">
            <text:p>3</text:p>
          </table:table-cell>
          <table:table-cell table:style-name="ce5" office:value-type="float" office:value="100" calcext:value-type="float">
            <text:p>100</text:p>
          </table:table-cell>
          <table:table-cell table:style-name="ce5" office:value-type="float" office:value="1200" calcext:value-type="float">
            <text:p>1200</text:p>
          </table:table-cell>
          <table:table-cell table:style-name="ce5" office:value-type="float" office:value="100" calcext:value-type="float">
            <text:p>100</text:p>
          </table:table-cell>
          <table:table-cell/>
          <table:table-cell table:style-name="ce6" office:value-type="string" calcext:value-type="string">
            <text:p>5.46345s</text:p>
          </table:table-cell>
          <table:table-cell/>
          <table:table-cell table:style-name="ce5" office:value-type="float" office:value="257" calcext:value-type="float">
            <text:p>257</text:p>
          </table:table-cell>
          <table:table-cell table:style-name="ce5" office:value-type="float" office:value="295.61" calcext:value-type="float">
            <text:p>295.61</text:p>
          </table:table-cell>
          <table:table-cell table:style-name="ce5" office:value-type="float" office:value="297" calcext:value-type="float">
            <text:p>297</text:p>
          </table:table-cell>
          <table:table-cell table:style-name="ce5" office:value-type="float" office:value="356" calcext:value-type="float">
            <text:p>356</text:p>
          </table:table-cell>
        </table:table-row>
        <table:table-row table:style-name="ro1">
          <table:table-cell table:style-name="ce5" office:value-type="float" office:value="6" calcext:value-type="float">
            <text:p>6</text:p>
          </table:table-cell>
          <table:table-cell table:style-name="ce5" office:value-type="float" office:value="0.01" calcext:value-type="float">
            <text:p>0.01</text:p>
          </table:table-cell>
          <table:table-cell table:style-name="ce5" office:value-type="float" office:value="3" calcext:value-type="float">
            <text:p>3</text:p>
          </table:table-cell>
          <table:table-cell table:style-name="ce5" office:value-type="float" office:value="100" calcext:value-type="float">
            <text:p>100</text:p>
          </table:table-cell>
          <table:table-cell table:style-name="ce5" office:value-type="float" office:value="1200" calcext:value-type="float">
            <text:p>1200</text:p>
          </table:table-cell>
          <table:table-cell table:style-name="ce5" office:value-type="float" office:value="200" calcext:value-type="float">
            <text:p>200</text:p>
          </table:table-cell>
          <table:table-cell/>
          <table:table-cell table:style-name="ce6" office:value-type="string" calcext:value-type="string">
            <text:p>9.25599s</text:p>
          </table:table-cell>
          <table:table-cell/>
          <table:table-cell table:style-name="ce5" office:value-type="float" office:value="252" calcext:value-type="float">
            <text:p>252</text:p>
          </table:table-cell>
          <table:table-cell table:style-name="ce5" office:value-type="float" office:value="295.3" calcext:value-type="float">
            <text:p>295.3</text:p>
          </table:table-cell>
          <table:table-cell table:style-name="ce5" office:value-type="float" office:value="296.5" calcext:value-type="float">
            <text:p>296.5</text:p>
          </table:table-cell>
          <table:table-cell table:style-name="ce5" office:value-type="float" office:value="329" calcext:value-type="float">
            <text:p>329</text:p>
          </table:table-cell>
        </table:table-row>
        <table:table-row table:style-name="ro1">
          <table:table-cell table:style-name="ce5" office:value-type="float" office:value="6" calcext:value-type="float">
            <text:p>6</text:p>
          </table:table-cell>
          <table:table-cell table:style-name="ce5" office:value-type="float" office:value="0.01" calcext:value-type="float">
            <text:p>0.01</text:p>
          </table:table-cell>
          <table:table-cell table:style-name="ce5" office:value-type="float" office:value="3" calcext:value-type="float">
            <text:p>3</text:p>
          </table:table-cell>
          <table:table-cell table:style-name="ce5" office:value-type="float" office:value="100" calcext:value-type="float">
            <text:p>100</text:p>
          </table:table-cell>
          <table:table-cell table:style-name="ce5" office:value-type="float" office:value="1200" calcext:value-type="float">
            <text:p>1200</text:p>
          </table:table-cell>
          <table:table-cell table:style-name="ce5" office:value-type="float" office:value="300" calcext:value-type="float">
            <text:p>300</text:p>
          </table:table-cell>
          <table:table-cell/>
          <table:table-cell table:style-name="ce6" office:value-type="string" calcext:value-type="string">
            <text:p>14.2947s</text:p>
          </table:table-cell>
          <table:table-cell/>
          <table:table-cell table:style-name="ce5" office:value-type="float" office:value="230" calcext:value-type="float">
            <text:p>230</text:p>
          </table:table-cell>
          <table:table-cell table:style-name="ce5" office:value-type="float" office:value="290.87" calcext:value-type="float">
            <text:p>290.87</text:p>
          </table:table-cell>
          <table:table-cell table:style-name="ce5" office:value-type="float" office:value="290" calcext:value-type="float">
            <text:p>290</text:p>
          </table:table-cell>
          <table:table-cell table:style-name="ce5" office:value-type="float" office:value="336" calcext:value-type="float">
            <text:p>336</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5">00/00/0000</text:date>, <text:time style:data-style-name="N2" text:time-value="03:20:21.8002689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91mm"/>
    </style:style>
    <style:style style:name="co3" style:family="table-column">
      <style:table-column-properties fo:break-before="auto" style:column-width="15.24mm"/>
    </style:style>
    <style:style style:name="co4" style:family="table-column">
      <style:table-column-properties fo:break-before="auto" style:column-width="15.61mm"/>
    </style:style>
    <style:style style:name="co5" style:family="table-column">
      <style:table-column-properties fo:break-before="auto" style:column-width="15.96mm"/>
    </style:style>
    <style:style style:name="co6" style:family="table-column">
      <style:table-column-properties fo:break-before="auto" style:column-width="12.1mm"/>
    </style:style>
    <style:style style:name="co7" style:family="table-column">
      <style:table-column-properties fo:break-before="auto" style:column-width="13.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ffff" fo:border="0.06pt solid #000000"/>
    </style:style>
    <style:style style:name="ce2"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fo:background-color="#e0ffff" fo:border="0.06pt solid #000000"/>
    </style:style>
    <style:style style:name="ce6"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n=6"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1" table:default-cell-style-name="Default"/>
        <table:table-column table:style-name="co7" table:default-cell-style-name="Default"/>
        <table:table-column table:style-name="co1" table:number-columns-repeated="4" table:default-cell-style-name="Default"/>
        <table:table-row table:style-name="ro1" table:number-rows-repeated="145">
          <table:table-cell table:number-columns-repeated="13"/>
        </table:table-row>
        <table:table-row table:style-name="ro1">
          <table:table-cell table:style-name="ce5" office:value-type="float" office:value="6" calcext:value-type="float">
            <text:p>6</text:p>
          </table:table-cell>
          <table:table-cell table:style-name="ce5" office:value-type="float" office:value="0.01" calcext:value-type="float">
            <text:p>0.01</text:p>
          </table:table-cell>
          <table:table-cell table:style-name="ce5" office:value-type="float" office:value="4" calcext:value-type="float">
            <text:p>4</text:p>
          </table:table-cell>
          <table:table-cell table:style-name="ce5" office:value-type="float" office:value="100" calcext:value-type="float">
            <text:p>100</text:p>
          </table:table-cell>
          <table:table-cell table:style-name="ce5" office:value-type="float" office:value="1200" calcext:value-type="float">
            <text:p>1200</text:p>
          </table:table-cell>
          <table:table-cell table:style-name="ce5" office:value-type="float" office:value="100" calcext:value-type="float">
            <text:p>100</text:p>
          </table:table-cell>
          <table:table-cell/>
          <table:table-cell table:style-name="ce6" office:value-type="string" calcext:value-type="string">
            <text:p>3.04862s</text:p>
          </table:table-cell>
          <table:table-cell/>
          <table:table-cell table:style-name="ce5" office:value-type="float" office:value="263" calcext:value-type="float">
            <text:p>263</text:p>
          </table:table-cell>
          <table:table-cell table:style-name="ce5" office:value-type="float" office:value="322.91" calcext:value-type="float">
            <text:p>322.91</text:p>
          </table:table-cell>
          <table:table-cell table:style-name="ce5" office:value-type="float" office:value="321.5" calcext:value-type="float">
            <text:p>321.5</text:p>
          </table:table-cell>
          <table:table-cell table:style-name="ce5" office:value-type="float" office:value="365" calcext:value-type="float">
            <text:p>365</text:p>
          </table:table-cell>
        </table:table-row>
        <table:table-row table:style-name="ro1">
          <table:table-cell table:style-name="ce5" office:value-type="float" office:value="6" calcext:value-type="float">
            <text:p>6</text:p>
          </table:table-cell>
          <table:table-cell table:style-name="ce5" office:value-type="float" office:value="0.01" calcext:value-type="float">
            <text:p>0.01</text:p>
          </table:table-cell>
          <table:table-cell table:style-name="ce5" office:value-type="float" office:value="4" calcext:value-type="float">
            <text:p>4</text:p>
          </table:table-cell>
          <table:table-cell table:style-name="ce5" office:value-type="float" office:value="100" calcext:value-type="float">
            <text:p>100</text:p>
          </table:table-cell>
          <table:table-cell table:style-name="ce5" office:value-type="float" office:value="1200" calcext:value-type="float">
            <text:p>1200</text:p>
          </table:table-cell>
          <table:table-cell table:style-name="ce5" office:value-type="float" office:value="200" calcext:value-type="float">
            <text:p>200</text:p>
          </table:table-cell>
          <table:table-cell/>
          <table:table-cell table:style-name="ce6" office:value-type="string" calcext:value-type="string">
            <text:p>5.59926s</text:p>
          </table:table-cell>
          <table:table-cell/>
          <table:table-cell table:style-name="ce5" office:value-type="float" office:value="256" calcext:value-type="float">
            <text:p>256</text:p>
          </table:table-cell>
          <table:table-cell table:style-name="ce5" office:value-type="float" office:value="311.45" calcext:value-type="float">
            <text:p>311.45</text:p>
          </table:table-cell>
          <table:table-cell table:style-name="ce5" office:value-type="float" office:value="313.5" calcext:value-type="float">
            <text:p>313.5</text:p>
          </table:table-cell>
          <table:table-cell table:style-name="ce5" office:value-type="float" office:value="356" calcext:value-type="float">
            <text:p>356</text:p>
          </table:table-cell>
        </table:table-row>
        <table:table-row table:style-name="ro1">
          <table:table-cell table:style-name="ce5" office:value-type="float" office:value="6" calcext:value-type="float">
            <text:p>6</text:p>
          </table:table-cell>
          <table:table-cell table:style-name="ce5" office:value-type="float" office:value="0.01" calcext:value-type="float">
            <text:p>0.01</text:p>
          </table:table-cell>
          <table:table-cell table:style-name="ce5" office:value-type="float" office:value="4" calcext:value-type="float">
            <text:p>4</text:p>
          </table:table-cell>
          <table:table-cell table:style-name="ce5" office:value-type="float" office:value="100" calcext:value-type="float">
            <text:p>100</text:p>
          </table:table-cell>
          <table:table-cell table:style-name="ce5" office:value-type="float" office:value="1200" calcext:value-type="float">
            <text:p>1200</text:p>
          </table:table-cell>
          <table:table-cell table:style-name="ce5" office:value-type="float" office:value="300" calcext:value-type="float">
            <text:p>300</text:p>
          </table:table-cell>
          <table:table-cell/>
          <table:table-cell table:style-name="ce6" office:value-type="string" calcext:value-type="string">
            <text:p>7.06031s</text:p>
          </table:table-cell>
          <table:table-cell/>
          <table:table-cell table:style-name="ce5" office:value-type="float" office:value="245" calcext:value-type="float">
            <text:p>245</text:p>
          </table:table-cell>
          <table:table-cell table:style-name="ce5" office:value-type="float" office:value="302.28" calcext:value-type="float">
            <text:p>302.28</text:p>
          </table:table-cell>
          <table:table-cell table:style-name="ce5" office:value-type="float" office:value="302" calcext:value-type="float">
            <text:p>302</text:p>
          </table:table-cell>
          <table:table-cell table:style-name="ce5" office:value-type="float" office:value="353" calcext:value-type="float">
            <text:p>35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5">00/00/0000</text:date>, <text:time style:data-style-name="N2" text:time-value="03:20:58.4349079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91mm"/>
    </style:style>
    <style:style style:name="co3" style:family="table-column">
      <style:table-column-properties fo:break-before="auto" style:column-width="15.24mm"/>
    </style:style>
    <style:style style:name="co4" style:family="table-column">
      <style:table-column-properties fo:break-before="auto" style:column-width="15.61mm"/>
    </style:style>
    <style:style style:name="co5" style:family="table-column">
      <style:table-column-properties fo:break-before="auto" style:column-width="15.96mm"/>
    </style:style>
    <style:style style:name="co6" style:family="table-column">
      <style:table-column-properties fo:break-before="auto" style:column-width="12.1mm"/>
    </style:style>
    <style:style style:name="co7" style:family="table-column">
      <style:table-column-properties fo:break-before="auto" style:column-width="13.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ffff" fo:border="0.06pt solid #000000"/>
    </style:style>
    <style:style style:name="ce2"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fo:background-color="#e0ffff" fo:border="0.06pt solid #000000"/>
    </style:style>
    <style:style style:name="ce6"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n=6"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1" table:default-cell-style-name="Default"/>
        <table:table-column table:style-name="co7" table:default-cell-style-name="Default"/>
        <table:table-column table:style-name="co1" table:number-columns-repeated="4" table:default-cell-style-name="Default"/>
        <table:table-row table:style-name="ro1" table:number-rows-repeated="135">
          <table:table-cell table:number-columns-repeated="13"/>
        </table:table-row>
        <table:table-row table:style-name="ro1">
          <table:table-cell table:style-name="ce5" office:value-type="float" office:value="6" calcext:value-type="float">
            <text:p>6</text:p>
          </table:table-cell>
          <table:table-cell table:style-name="ce5" office:value-type="float" office:value="0.01" calcext:value-type="float">
            <text:p>0.01</text:p>
          </table:table-cell>
          <table:table-cell table:style-name="ce5" office:value-type="float" office:value="4" calcext:value-type="float">
            <text:p>4</text:p>
          </table:table-cell>
          <table:table-cell table:style-name="ce5" office:value-type="float" office:value="50" calcext:value-type="float">
            <text:p>50</text:p>
          </table:table-cell>
          <table:table-cell table:style-name="ce5" office:value-type="float" office:value="1200" calcext:value-type="float">
            <text:p>1200</text:p>
          </table:table-cell>
          <table:table-cell table:style-name="ce5" office:value-type="float" office:value="100" calcext:value-type="float">
            <text:p>100</text:p>
          </table:table-cell>
          <table:table-cell/>
          <table:table-cell table:style-name="ce6" office:value-type="string" calcext:value-type="string">
            <text:p>3.21974s</text:p>
          </table:table-cell>
          <table:table-cell/>
          <table:table-cell table:style-name="ce5" office:value-type="float" office:value="248" calcext:value-type="float">
            <text:p>248</text:p>
          </table:table-cell>
          <table:table-cell table:style-name="ce5" office:value-type="float" office:value="316.45" calcext:value-type="float">
            <text:p>316.45</text:p>
          </table:table-cell>
          <table:table-cell table:style-name="ce5" office:value-type="float" office:value="317" calcext:value-type="float">
            <text:p>317</text:p>
          </table:table-cell>
          <table:table-cell table:style-name="ce5" office:value-type="float" office:value="370" calcext:value-type="float">
            <text:p>370</text:p>
          </table:table-cell>
        </table:table-row>
        <table:table-row table:style-name="ro1">
          <table:table-cell table:style-name="ce5" office:value-type="float" office:value="6" calcext:value-type="float">
            <text:p>6</text:p>
          </table:table-cell>
          <table:table-cell table:style-name="ce5" office:value-type="float" office:value="0.01" calcext:value-type="float">
            <text:p>0.01</text:p>
          </table:table-cell>
          <table:table-cell table:style-name="ce5" office:value-type="float" office:value="4" calcext:value-type="float">
            <text:p>4</text:p>
          </table:table-cell>
          <table:table-cell table:style-name="ce5" office:value-type="float" office:value="50" calcext:value-type="float">
            <text:p>50</text:p>
          </table:table-cell>
          <table:table-cell table:style-name="ce5" office:value-type="float" office:value="1200" calcext:value-type="float">
            <text:p>1200</text:p>
          </table:table-cell>
          <table:table-cell table:style-name="ce5" office:value-type="float" office:value="200" calcext:value-type="float">
            <text:p>200</text:p>
          </table:table-cell>
          <table:table-cell/>
          <table:table-cell table:style-name="ce6" office:value-type="string" calcext:value-type="string">
            <text:p>6.05749s</text:p>
          </table:table-cell>
          <table:table-cell/>
          <table:table-cell table:style-name="ce5" office:value-type="float" office:value="245" calcext:value-type="float">
            <text:p>245</text:p>
          </table:table-cell>
          <table:table-cell table:style-name="ce5" office:value-type="float" office:value="303.56" calcext:value-type="float">
            <text:p>303.56</text:p>
          </table:table-cell>
          <table:table-cell table:style-name="ce5" office:value-type="float" office:value="302" calcext:value-type="float">
            <text:p>302</text:p>
          </table:table-cell>
          <table:table-cell table:style-name="ce5" office:value-type="float" office:value="353" calcext:value-type="float">
            <text:p>353</text:p>
          </table:table-cell>
        </table:table-row>
        <table:table-row table:style-name="ro1">
          <table:table-cell table:style-name="ce5" office:value-type="float" office:value="6" calcext:value-type="float">
            <text:p>6</text:p>
          </table:table-cell>
          <table:table-cell table:style-name="ce5" office:value-type="float" office:value="0.01" calcext:value-type="float">
            <text:p>0.01</text:p>
          </table:table-cell>
          <table:table-cell table:style-name="ce5" office:value-type="float" office:value="4" calcext:value-type="float">
            <text:p>4</text:p>
          </table:table-cell>
          <table:table-cell table:style-name="ce5" office:value-type="float" office:value="50" calcext:value-type="float">
            <text:p>50</text:p>
          </table:table-cell>
          <table:table-cell table:style-name="ce5" office:value-type="float" office:value="1200" calcext:value-type="float">
            <text:p>1200</text:p>
          </table:table-cell>
          <table:table-cell table:style-name="ce5" office:value-type="float" office:value="300" calcext:value-type="float">
            <text:p>300</text:p>
          </table:table-cell>
          <table:table-cell/>
          <table:table-cell table:style-name="ce6" office:value-type="string" calcext:value-type="string">
            <text:p>8.87605s</text:p>
          </table:table-cell>
          <table:table-cell/>
          <table:table-cell table:style-name="ce5" office:value-type="float" office:value="239" calcext:value-type="float">
            <text:p>239</text:p>
          </table:table-cell>
          <table:table-cell table:style-name="ce5" office:value-type="float" office:value="293.36" calcext:value-type="float">
            <text:p>293.36</text:p>
          </table:table-cell>
          <table:table-cell table:style-name="ce5" office:value-type="float" office:value="293" calcext:value-type="float">
            <text:p>293</text:p>
          </table:table-cell>
          <table:table-cell table:style-name="ce5" office:value-type="float" office:value="347" calcext:value-type="float">
            <text:p>347</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5">00/00/0000</text:date>, <text:time style:data-style-name="N2" text:time-value="03:21:57.2403035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